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Courier New', monospace"/>
    <style:font-face style:name="Arial1" svg:font-family="Arial" style:font-family-generic="swiss"/>
    <style:font-face style:name="Cascadia Code Light" svg:font-family="'Cascadia Code Light'" style:font-adornments="Light" style:font-family-generic="modern" style:font-pitch="fixed"/>
    <style:font-face style:name="Liberation Serif" svg:font-family="'Liberation Serif'" style:font-family-generic="roman" style:font-pitch="variable"/>
    <style:font-face style:name="Fira Sans Light" svg:font-family="'Fira Sans Light'" style:font-family-generic="swiss" style:font-pitch="variable"/>
    <style:font-face style:name="Fira Sans Light1" svg:font-family="'Fira Sans Light'" style:font-adornments="Regular"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5pt solid #000000"/>
    </style:style>
    <style:style style:name="Tabla3" style:family="table">
      <style:table-properties style:width="17cm" table:align="margins"/>
    </style:style>
    <style:style style:name="Tabla3.A" style:family="table-column">
      <style:table-column-properties style:column-width="8.5cm" style:rel-column-width="32767*"/>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05pt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5pt solid #000000"/>
    </style:style>
    <style:style style:name="Tabla6" style:family="table">
      <style:table-properties style:width="17cm" table:align="margins"/>
    </style:style>
    <style:style style:name="Tabla6.A" style:family="table-column">
      <style:table-column-properties style:column-width="8.5cm" style:rel-column-width="32767*"/>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5pt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5pt solid #000000"/>
    </style:style>
    <style:style style:name="Tabla9.A2" style:family="table-cell">
      <style:table-cell-properties fo:padding="0.097cm" fo:border-left="0.05pt solid #000000" fo:border-right="0.05pt solid #000000" fo:border-top="none" fo:border-bottom="0.05pt solid #000000"/>
    </style:style>
    <style:style style:name="Tabla10" style:family="table">
      <style:table-properties style:width="17cm" table:align="margins"/>
    </style:style>
    <style:style style:name="Tabla10.A" style:family="table-column">
      <style:table-column-properties style:column-width="8.5cm" style:rel-column-width="32767*"/>
    </style:style>
    <style:style style:name="Tabla10.A1" style:family="table-cell">
      <style:table-cell-properties fo:padding="0.097cm" fo:border-left="0.05pt solid #000000" fo:border-right="none" fo:border-top="0.05pt solid #000000" fo:border-bottom="0.05pt solid #000000"/>
    </style:style>
    <style:style style:name="Tabla10.B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padding="0.097cm" fo:border="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5pt solid #000000"/>
    </style:style>
    <style:style style:name="Tabla13" style:family="table">
      <style:table-properties style:width="17cm" table:align="margins"/>
    </style:style>
    <style:style style:name="Tabla13.A" style:family="table-column">
      <style:table-column-properties style:column-width="8.5cm" style:rel-column-width="32767*"/>
    </style:style>
    <style:style style:name="Tabla13.A1" style:family="table-cell">
      <style:table-cell-properties fo:padding="0.097cm" fo:border-left="0.05pt solid #000000" fo:border-right="none" fo:border-top="0.05pt solid #000000" fo:border-bottom="0.05pt solid #000000"/>
    </style:style>
    <style:style style:name="Tabla13.B1" style:family="table-cell">
      <style:table-cell-properties fo:padding="0.097cm" fo:border="0.05pt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05pt solid #000000"/>
    </style:style>
    <style:style style:name="Tabla16" style:family="table">
      <style:table-properties style:width="17cm" table:align="margins"/>
    </style:style>
    <style:style style:name="Tabla16.A" style:family="table-column">
      <style:table-column-properties style:column-width="8.5cm" style:rel-column-width="32767*"/>
    </style:style>
    <style:style style:name="Tabla16.A1" style:family="table-cell">
      <style:table-cell-properties fo:padding="0.097cm" fo:border-left="0.05pt solid #000000" fo:border-right="none" fo:border-top="0.05pt solid #000000" fo:border-bottom="0.05pt solid #000000"/>
    </style:style>
    <style:style style:name="Tabla16.B1" style:family="table-cell">
      <style:table-cell-properties fo:padding="0.097cm" fo:border="0.05pt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padding="0.097cm" fo:border="0.05pt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5pt solid #000000"/>
    </style:style>
    <style:style style:name="Tabla18.A2" style:family="table-cell">
      <style:table-cell-properties fo:padding="0.097cm" fo:border-left="0.05pt solid #000000" fo:border-right="0.05pt solid #000000" fo:border-top="none" fo:border-bottom="0.05pt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5pt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5pt solid #000000"/>
    </style:style>
    <style:style style:name="Tabla21" style:family="table">
      <style:table-properties style:width="17cm" table:align="margins"/>
    </style:style>
    <style:style style:name="Tabla21.A" style:family="table-column">
      <style:table-column-properties style:column-width="8.5cm" style:rel-column-width="32767*"/>
    </style:style>
    <style:style style:name="Tabla21.A1" style:family="table-cell">
      <style:table-cell-properties fo:padding="0.097cm" fo:border-left="0.05pt solid #000000" fo:border-right="none" fo:border-top="0.05pt solid #000000" fo:border-bottom="0.05pt solid #000000"/>
    </style:style>
    <style:style style:name="Tabla21.B1" style:family="table-cell">
      <style:table-cell-properties fo:padding="0.097cm" fo:border="0.05pt solid #000000"/>
    </style:style>
    <style:style style:name="P1" style:family="paragraph" style:parent-style-name="Header">
      <style:text-properties style:font-name="Fira Sans Light" fo:font-size="10pt" officeooo:rsid="0010a63f" officeooo:paragraph-rsid="0010a63f"/>
    </style:style>
    <style:style style:name="P2" style:family="paragraph" style:parent-style-name="Standard">
      <style:text-properties style:font-name="Fira Sans Light" officeooo:rsid="0010a63f" officeooo:paragraph-rsid="0010a63f"/>
    </style:style>
    <style:style style:name="P3" style:family="paragraph" style:parent-style-name="Standard">
      <style:text-properties fo:color="#2a6099" loext:opacity="100%" style:font-name="Fira Sans Light" fo:font-size="28pt" style:text-underline-style="solid" style:text-underline-width="auto" style:text-underline-color="font-color" officeooo:rsid="0010a63f" officeooo:paragraph-rsid="0010a63f" style:font-size-asian="28pt" style:font-size-complex="28pt"/>
    </style:style>
    <style:style style:name="P4" style:family="paragraph" style:parent-style-name="Standard">
      <style:text-properties fo:color="#2a6099" loext:opacity="100%" style:font-name="Fira Sans Light" style:text-underline-style="solid" style:text-underline-width="auto" style:text-underline-color="font-color" fo:font-weight="bold" officeooo:rsid="0010a63f" officeooo:paragraph-rsid="0010a63f" style:font-weight-asian="bold" style:font-weight-complex="bold"/>
    </style:style>
    <style:style style:name="P5" style:family="paragraph" style:parent-style-name="Standard">
      <style:text-properties fo:color="#2a6099" loext:opacity="100%" style:font-name="Fira Sans Light" style:text-underline-style="solid" style:text-underline-width="auto" style:text-underline-color="font-color" fo:font-weight="bold" officeooo:rsid="0010a63f" officeooo:paragraph-rsid="0010a63f" style:font-weight-asian="bold" style:font-weight-complex="bold"/>
    </style:style>
    <style:style style:name="P6" style:family="paragraph" style:parent-style-name="Standard">
      <style:text-properties fo:color="#2a6099" loext:opacity="100%" style:font-name="Fira Sans Light" style:text-underline-style="solid" style:text-underline-width="auto" style:text-underline-color="font-color" fo:font-weight="bold" officeooo:rsid="0010a63f" officeooo:paragraph-rsid="00188842" style:font-weight-asian="bold" style:font-weight-complex="bold"/>
    </style:style>
    <style:style style:name="P7" style:family="paragraph" style:parent-style-name="Standard">
      <style:text-properties style:font-name="Fira Sans Light" officeooo:rsid="0010a63f" officeooo:paragraph-rsid="0010a63f"/>
    </style:style>
    <style:style style:name="P8" style:family="paragraph" style:parent-style-name="Standard">
      <style:text-properties style:font-name="Fira Sans Light" officeooo:rsid="0010b3a0" officeooo:paragraph-rsid="0010b3a0"/>
    </style:style>
    <style:style style:name="P9" style:family="paragraph" style:parent-style-name="Standard">
      <style:text-properties style:font-name="Fira Sans Light" officeooo:rsid="0011b59a" officeooo:paragraph-rsid="0011b59a"/>
    </style:style>
    <style:style style:name="P10" style:family="paragraph" style:parent-style-name="Standard">
      <style:text-properties style:font-name="Fira Sans Light" officeooo:rsid="0011b859" officeooo:paragraph-rsid="0011b859"/>
    </style:style>
    <style:style style:name="P11" style:family="paragraph" style:parent-style-name="Standard">
      <style:text-properties style:font-name="Fira Sans Light" officeooo:rsid="00129713" officeooo:paragraph-rsid="00129713"/>
    </style:style>
    <style:style style:name="P12" style:family="paragraph" style:parent-style-name="Standard">
      <style:text-properties style:font-name="Fira Sans Light" officeooo:rsid="0013403c" officeooo:paragraph-rsid="0013403c"/>
    </style:style>
    <style:style style:name="P13" style:family="paragraph" style:parent-style-name="Standard">
      <style:text-properties style:font-name="Fira Sans Light" officeooo:rsid="0013403c" officeooo:paragraph-rsid="0016837d"/>
    </style:style>
    <style:style style:name="P14" style:family="paragraph" style:parent-style-name="Standard">
      <style:text-properties style:font-name="Fira Sans Light" officeooo:rsid="00146eb6" officeooo:paragraph-rsid="00146eb6"/>
    </style:style>
    <style:style style:name="P15" style:family="paragraph" style:parent-style-name="Standard">
      <style:text-properties style:font-name="Fira Sans Light" officeooo:paragraph-rsid="00146eb6"/>
    </style:style>
    <style:style style:name="P16" style:family="paragraph" style:parent-style-name="Standard">
      <style:text-properties style:font-name="Fira Sans Light" officeooo:rsid="0014b83b" officeooo:paragraph-rsid="0014b83b"/>
    </style:style>
    <style:style style:name="P17" style:family="paragraph" style:parent-style-name="Standard">
      <style:text-properties style:font-name="Fira Sans Light" officeooo:rsid="0016837d" officeooo:paragraph-rsid="0016837d"/>
    </style:style>
    <style:style style:name="P18" style:family="paragraph" style:parent-style-name="Standard">
      <style:text-properties style:font-name="Fira Sans Light" officeooo:rsid="001790f3" officeooo:paragraph-rsid="001790f3"/>
    </style:style>
    <style:style style:name="P19" style:family="paragraph" style:parent-style-name="Standard">
      <style:text-properties style:font-name="Fira Sans Light" officeooo:paragraph-rsid="001790f3"/>
    </style:style>
    <style:style style:name="P20" style:family="paragraph" style:parent-style-name="Standard">
      <style:text-properties style:font-name="Fira Sans Light" officeooo:rsid="00188842" officeooo:paragraph-rsid="00188842"/>
    </style:style>
    <style:style style:name="P21" style:family="paragraph" style:parent-style-name="Standard">
      <style:text-properties fo:color="#abb2bf" loext:opacity="100%" style:font-name="Cascadia Code Light" fo:font-size="10.5pt" fo:font-weight="normal" fo:background-color="transparent"/>
    </style:style>
    <style:style style:name="P22" style:family="paragraph" style:parent-style-name="Standard">
      <style:paragraph-properties style:line-height-at-least="0.503cm"/>
      <style:text-properties fo:color="#abb2bf" loext:opacity="100%" style:font-name="Cascadia Code Light" fo:font-size="10.5pt" fo:font-weight="normal" fo:background-color="transparent"/>
    </style:style>
    <style:style style:name="P23" style:family="paragraph" style:parent-style-name="Standard">
      <style:paragraph-properties style:line-height-at-least="0.503cm"/>
      <style:text-properties fo:color="#abb2bf" loext:opacity="100%" style:font-name="Cascadia Code Light" fo:background-color="transparent"/>
    </style:style>
    <style:style style:name="P24" style:family="paragraph" style:parent-style-name="Standard">
      <style:text-properties style:font-name="Cascadia Code Light"/>
    </style:style>
    <style:style style:name="P25" style:family="paragraph" style:parent-style-name="Standard">
      <style:paragraph-properties style:line-height-at-least="0.503cm"/>
      <style:text-properties style:font-name="Cascadia Code Light" fo:background-color="transparent"/>
    </style:style>
    <style:style style:name="P26" style:family="paragraph" style:parent-style-name="Standard">
      <style:text-properties style:font-name="Cascadia Code Light" officeooo:rsid="0011b859" officeooo:paragraph-rsid="0011b859"/>
    </style:style>
    <style:style style:name="P27" style:family="paragraph" style:parent-style-name="Standard">
      <style:text-properties fo:color="#000000" loext:opacity="100%" style:font-name="Cascadia Code Light" fo:font-size="10.5pt" fo:font-weight="normal" fo:background-color="transparent"/>
    </style:style>
    <style:style style:name="P28" style:family="paragraph" style:parent-style-name="Standard">
      <style:paragraph-properties style:line-height-at-least="0.503cm"/>
      <style:text-properties fo:color="#000000" loext:opacity="100%" style:font-name="Cascadia Code Light" fo:font-size="10.5pt" fo:font-weight="normal" fo:background-color="transparent"/>
    </style:style>
    <style:style style:name="P29" style:family="paragraph" style:parent-style-name="Standard">
      <style:text-properties fo:color="#000000" loext:opacity="100%" style:font-name="Cascadia Code Light" fo:font-size="10pt" fo:font-weight="normal" fo:background-color="transparent" style:font-size-asian="10pt" style:font-size-complex="10pt"/>
    </style:style>
    <style:style style:name="P30" style:family="paragraph" style:parent-style-name="Standard">
      <style:paragraph-properties style:line-height-at-least="0.503cm"/>
      <style:text-properties fo:color="#000000" loext:opacity="100%" style:font-name="Cascadia Code Light" fo:font-size="10pt" fo:font-weight="normal" fo:background-color="transparent" style:font-size-asian="10pt" style:font-size-complex="10pt"/>
    </style:style>
    <style:style style:name="P31" style:family="paragraph" style:parent-style-name="Standard">
      <style:paragraph-properties style:line-height-at-least="0.503cm"/>
      <style:text-properties fo:color="#000000" loext:opacity="100%" style:font-name="Cascadia Code Light" fo:font-size="10pt" fo:font-weight="normal" officeooo:paragraph-rsid="00146eb6" fo:background-color="transparent" style:font-size-asian="10pt" style:font-size-complex="10pt"/>
    </style:style>
    <style:style style:name="P32" style:family="paragraph" style:parent-style-name="Standard">
      <style:paragraph-properties style:line-height-at-least="0.503cm"/>
      <style:text-properties fo:color="#000000" loext:opacity="100%" style:font-name="Cascadia Code Light" fo:font-size="10pt" fo:font-weight="normal" officeooo:paragraph-rsid="0016837d" fo:background-color="transparent" style:font-size-asian="10pt" style:font-size-complex="10pt"/>
    </style:style>
    <style:style style:name="P33" style:family="paragraph" style:parent-style-name="Standard">
      <style:text-properties fo:color="#000000" loext:opacity="100%" style:font-name="Consolas" fo:font-size="10.5pt" fo:font-weight="normal" fo:background-color="transparent"/>
    </style:style>
    <style:style style:name="P34" style:family="paragraph" style:parent-style-name="Standard">
      <style:paragraph-properties style:line-height-at-least="0.503cm"/>
      <style:text-properties fo:color="#000000" loext:opacity="100%" style:font-name="Consolas" fo:font-size="10.5pt" fo:font-weight="normal" fo:background-color="transparent"/>
    </style:style>
    <style:style style:name="P35" style:family="paragraph" style:parent-style-name="Standard">
      <style:text-properties fo:color="#000000" loext:opacity="100%" style:font-name="Fira Sans Light" style:text-underline-style="none" fo:font-weight="normal" officeooo:rsid="00188842" officeooo:paragraph-rsid="00188842" style:font-weight-asian="normal" style:font-weight-complex="normal"/>
    </style:style>
    <style:style style:name="P36" style:family="paragraph" style:parent-style-name="Standard">
      <style:text-properties officeooo:paragraph-rsid="00129713"/>
    </style:style>
    <style:style style:name="P37" style:family="paragraph" style:parent-style-name="Standard">
      <style:text-properties style:font-name="Fira Sans Light1" officeooo:rsid="0013403c" officeooo:paragraph-rsid="0013403c"/>
    </style:style>
    <style:style style:name="P38" style:family="paragraph" style:parent-style-name="Standard">
      <style:text-properties officeooo:paragraph-rsid="0016837d"/>
    </style:style>
    <style:style style:name="P39" style:family="paragraph" style:parent-style-name="Standard">
      <style:text-properties officeooo:rsid="0016837d" officeooo:paragraph-rsid="0016837d"/>
    </style:style>
    <style:style style:name="P40" style:family="paragraph" style:parent-style-name="Standard">
      <style:text-properties officeooo:rsid="001790f3" officeooo:paragraph-rsid="001790f3"/>
    </style:style>
    <style:style style:name="P41" style:family="paragraph" style:parent-style-name="Standard">
      <style:text-properties officeooo:paragraph-rsid="001790f3"/>
    </style:style>
    <style:style style:name="P42" style:family="paragraph" style:parent-style-name="Standard">
      <style:paragraph-properties fo:margin-top="0cm" fo:margin-bottom="0.499cm" style:contextual-spacing="false" style:line-height-at-least="0.503cm"/>
      <style:text-properties style:font-name="Cascadia Code Light" fo:background-color="transparent"/>
    </style:style>
    <style:style style:name="P43" style:family="paragraph" style:parent-style-name="Table_20_Contents">
      <style:text-properties style:font-name="Fira Sans Light"/>
    </style:style>
    <style:style style:name="P44" style:family="paragraph" style:parent-style-name="Table_20_Contents">
      <style:text-properties style:font-name="Fira Sans Light" fo:background-color="transparent"/>
    </style:style>
    <style:style style:name="P45" style:family="paragraph" style:parent-style-name="Table_20_Contents">
      <style:text-properties style:font-name="Cascadia Code Light"/>
    </style:style>
    <style:style style:name="P46" style:family="paragraph" style:parent-style-name="Table_20_Contents">
      <style:text-properties style:font-name="Cascadia Code Light" fo:font-size="9pt" style:font-size-asian="9pt" style:font-size-complex="9pt"/>
    </style:style>
    <style:style style:name="P47" style:family="paragraph" style:parent-style-name="Table_20_Contents">
      <style:text-properties style:font-name="Cascadia Code Light" fo:background-color="transparent"/>
    </style:style>
    <style:style style:name="P48" style:family="paragraph" style:parent-style-name="Table_20_Contents">
      <style:text-properties style:font-name="Cascadia Code Light" fo:font-size="10pt" style:font-size-asian="10pt" style:font-size-complex="10pt"/>
    </style:style>
    <style:style style:name="P49" style:family="paragraph" style:parent-style-name="Table_20_Contents">
      <style:text-properties style:font-name="Cascadia Code Light" fo:font-size="10pt" officeooo:paragraph-rsid="00146eb6" style:font-size-asian="10pt" style:font-size-complex="10pt"/>
    </style:style>
    <style:style style:name="P50" style:family="paragraph" style:parent-style-name="Table_20_Contents">
      <style:text-properties fo:color="#000000" loext:opacity="100%" style:font-name="Cascadia Code Light" fo:font-size="10pt" fo:background-color="transparent" style:font-size-asian="10pt" style:font-size-complex="10pt"/>
    </style:style>
    <style:style style:name="P51" style:family="paragraph" style:parent-style-name="Table_20_Contents">
      <style:text-properties fo:color="#000000" loext:opacity="100%" style:font-name="Cascadia Code Light" fo:font-size="10.5pt" fo:font-weight="normal" officeooo:paragraph-rsid="0016837d" fo:background-color="transparent"/>
    </style:style>
    <style:style style:name="P52" style:family="paragraph" style:parent-style-name="Table_20_Contents">
      <style:text-properties fo:color="#000000" loext:opacity="100%" style:font-name="Cascadia Code Light" fo:background-color="transparent"/>
    </style:style>
    <style:style style:name="T1" style:family="text">
      <style:text-properties fo:color="#ffffff" loext:opacity="100%" fo:background-color="#00a933" loext:char-shading-value="0"/>
    </style:style>
    <style:style style:name="T2" style:family="text">
      <style:text-properties style:font-name="Fira Sans Light"/>
    </style:style>
    <style:style style:name="T3" style:family="text">
      <style:text-properties style:font-name="Fira Sans Light" officeooo:rsid="00129713"/>
    </style:style>
    <style:style style:name="T4" style:family="text">
      <style:text-properties style:font-name="Fira Sans Light" officeooo:rsid="0013403c"/>
    </style:style>
    <style:style style:name="T5" style:family="text">
      <style:text-properties style:font-name="Fira Sans Light" officeooo:rsid="0016837d"/>
    </style:style>
    <style:style style:name="T6" style:family="text">
      <style:text-properties style:font-name="Fira Sans Light" fo:font-style="italic" officeooo:rsid="0016837d" style:font-style-asian="italic" style:font-style-complex="italic"/>
    </style:style>
    <style:style style:name="T7" style:family="text">
      <style:text-properties style:font-name="Fira Sans Light" officeooo:rsid="001790f3"/>
    </style:style>
    <style:style style:name="T8" style:family="text">
      <style:text-properties fo:font-style="italic" style:font-style-asian="italic" style:font-style-complex="italic"/>
    </style:style>
    <style:style style:name="T9" style:family="text">
      <style:text-properties style:font-name="Fira Sans Light"/>
    </style:style>
    <style:style style:name="T10" style:family="text">
      <style:text-properties style:font-name="Cascadia Code Light"/>
    </style:style>
    <style:style style:name="T11" style:family="text">
      <style:text-properties style:font-name="Cascadia Code Light" officeooo:rsid="0016837d"/>
    </style:style>
    <style:style style:name="T12" style:family="text">
      <style:text-properties fo:color="#c678dd" loext:opacity="100%"/>
    </style:style>
    <style:style style:name="T13" style:family="text">
      <style:text-properties fo:color="#c678dd" loext:opacity="100%" fo:font-size="10.5pt" fo:font-weight="normal"/>
    </style:style>
    <style:style style:name="T14" style:family="text">
      <style:text-properties fo:color="#c678dd" loext:opacity="100%" officeooo:rsid="0011b59a"/>
    </style:style>
    <style:style style:name="T15" style:family="text">
      <style:text-properties fo:color="#abb2bf" loext:opacity="100%" fo:font-size="10.5pt" fo:font-weight="normal"/>
    </style:style>
    <style:style style:name="T16" style:family="text">
      <style:text-properties fo:color="#61afef" loext:opacity="100%"/>
    </style:style>
    <style:style style:name="T17" style:family="text">
      <style:text-properties fo:color="#61afef" loext:opacity="100%" fo:font-size="10.5pt" fo:font-weight="normal"/>
    </style:style>
    <style:style style:name="T18" style:family="text">
      <style:text-properties fo:color="#e5c07b" loext:opacity="100%"/>
    </style:style>
    <style:style style:name="T19" style:family="text">
      <style:text-properties fo:color="#e5c07b" loext:opacity="100%" fo:font-size="10.5pt" fo:font-weight="normal"/>
    </style:style>
    <style:style style:name="T20" style:family="text">
      <style:text-properties fo:font-size="10.5pt" fo:font-weight="normal"/>
    </style:style>
    <style:style style:name="T21" style:family="text">
      <style:text-properties fo:color="#e06c75" loext:opacity="100%" fo:font-size="10.5pt" fo:font-weight="normal"/>
    </style:style>
    <style:style style:name="T22" style:family="text">
      <style:text-properties fo:color="#000000" loext:opacity="100%"/>
    </style:style>
    <style:style style:name="T23" style:family="text">
      <style:text-properties fo:color="#000000" loext:opacity="100%" fo:font-size="10.5pt" fo:font-weight="normal"/>
    </style:style>
    <style:style style:name="T24" style:family="text">
      <style:text-properties fo:color="#000000" loext:opacity="100%" style:font-name="Cascadia Code Light" fo:font-size="10.5pt" fo:font-weight="normal" officeooo:rsid="00146eb6" fo:background-color="transparent" loext:char-shading-value="0"/>
    </style:style>
    <style:style style:name="T25" style:family="text">
      <style:text-properties fo:color="#000000" loext:opacity="100%" style:font-name="Cascadia Code Light" fo:font-size="10.5pt" fo:font-weight="normal" fo:background-color="transparent" loext:char-shading-value="0"/>
    </style:style>
    <style:style style:name="T26" style:family="text">
      <style:text-properties fo:color="#000000" loext:opacity="100%" style:font-name="Cascadia Code Light" fo:font-size="10.5pt" fo:font-weight="normal" officeooo:rsid="00188842" fo:background-color="transparent" loext:char-shading-value="0"/>
    </style:style>
    <style:style style:name="T27" style:family="text">
      <style:text-properties fo:color="#56b6c2" loext:opacity="100%" fo:font-size="10.5pt" fo:font-weight="normal"/>
    </style:style>
    <style:style style:name="T28" style:family="text">
      <style:text-properties officeooo:rsid="00129713"/>
    </style:style>
    <style:style style:name="T29" style:family="text">
      <style:text-properties officeooo:rsid="0013403c"/>
    </style:style>
    <style:style style:name="T30" style:family="text">
      <style:text-properties fo:color="#98c379" loext:opacity="100%"/>
    </style:style>
    <style:style style:name="T31" style:family="text">
      <style:text-properties fo:color="#98c379" loext:opacity="100%" fo:font-size="10.5pt" fo:font-weight="normal"/>
    </style:style>
    <style:style style:name="T32" style:family="text">
      <style:text-properties fo:color="#d19a66" loext:opacity="100%"/>
    </style:style>
    <style:style style:name="T33" style:family="text">
      <style:text-properties fo:color="#d19a66" loext:opacity="100%" fo:font-size="10.5pt" fo:font-weight="normal"/>
    </style:style>
    <style:style style:name="T34" style:family="text">
      <style:text-properties officeooo:rsid="00146eb6"/>
    </style:style>
    <style:style style:name="T35" style:family="text">
      <style:text-properties officeooo:rsid="0014b83b"/>
    </style:style>
    <style:style style:name="T36" style:family="text">
      <style:text-properties officeooo:rsid="0016837d"/>
    </style:style>
    <style:style style:name="T37" style:family="text">
      <style:text-properties style:font-name="Fira Sans Light1"/>
    </style:style>
    <style:style style:name="T38" style:family="text">
      <style:text-properties style:font-name="Fira Sans Light1" officeooo:rsid="0016837d"/>
    </style:style>
    <style:style style:name="T39" style:family="text">
      <style:text-properties officeooo:rsid="001790f3"/>
    </style:style>
    <style:style style:name="T40" style:family="text">
      <style:text-properties officeooo:rsid="00188842"/>
    </style:style>
    <style:style style:name="T41" style:family="text">
      <style:text-properties officeooo:rsid="0019432f"/>
    </style:style>
    <style:style style:name="fr1"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ráctica 1, Parte 1. Haciendo una calculadora con Sun RPC</text:p>
      <text:p text:style-name="P2"/>
      <text:p text:style-name="P4">0. Introducción</text:p>
      <text:p text:style-name="P2"/>
      <text:p text:style-name="P8">Para esta práctica se trata de hacer una calculadora donde a través de un cliente que envía una petición a un servidor para realizar varios cálculos y devolver el resultado al cliente, quien lo imprime en pantalla.</text:p>
      <text:p text:style-name="P8">En principio se trataba de hacer las operaciones básicas (sumas, restas, productos y cocientes), al cual poco a poco se ha ido añadiendo más complejidad haciendo operaciones acumulativas, con structs, con vectores y con matrices.</text:p>
      <text:p text:style-name="P8"/>
      <text:p text:style-name="P10">Para las pruebas, se ha reorganizado el Makefile para compilarlo todo en distintas carpetas y se ha creado un <text:span text:style-name="T8">script</text:span> de <text:span text:style-name="T8">Shell</text:span> para compilar y ejecutar todo. </text:p>
      <text:p text:style-name="P2"/>
      <text:p text:style-name="P4">1. Una calculadora básica.</text:p>
      <text:p text:style-name="P2"/>
      <text:p text:style-name="P9">Lo primero que se hizo fue tratar de hacer que la calculadora pueda sumar, restar, multiplicar y dividir. Para ello se necesitan dos números y la operación a realizar, junto con el host del servidor, ya que sin el servidor el cliente no funcionaría adecuadamente (cogería las operaciones pero no haría nada más).</text:p>
      <text:p text:style-name="P9"/>
      <text:p text:style-name="P9">Por ello, en el archivo de definiciones se establecieron 4 funciones:</text:p>
      <table:table table:name="Tabla1" table:style-name="Tabla1">
        <table:table-column table:style-name="Tabla1.A"/>
        <table:table-row table:style-name="TableLine2338806864752">
          <table:table-cell table:style-name="Tabla1.A1" office:value-type="string">
            <text:p text:style-name="P43"><text:s text:c="8"/><text:span text:style-name="T10">double suma(double,double) = 1;</text:span></text:p>
            <text:p text:style-name="P45"><text:s text:c="4"/>double resta(double,double) = 2;</text:p>
            <text:p text:style-name="P45"><text:s text:c="4"/>double producto(double,double) = 3;</text:p>
            <text:p text:style-name="P45"><text:s text:c="4"/>double cociente(double,double) = 4;</text:p>
          </table:table-cell>
        </table:table-row>
      </table:table>
      <text:p text:style-name="P9"/>
      <text:p text:style-name="P9">¿Y por qué uso double en vez de int? Más que nada por el caso de la división, donde importan los decimales.</text:p>
      <text:p text:style-name="P9"/>
      <text:p text:style-name="P9">Al generar las plantillas, en el servidor se crean las funciones arriba mencionadas, con un atributo de salida return que recomiendan rellenar.</text:p>
      <text:p text:style-name="P9"/>
      <text:p text:style-name="P9">Para las operaciones básicas sólo había que relacionar ambos operandos con la operación de la función. Así, en el caso de la suma tendríamos :</text:p>
      <table:table table:name="Tabla2" table:style-name="Tabla2">
        <table:table-column table:style-name="Tabla2.A"/>
        <table:table-row table:style-name="TableLine2338909834832">
          <table:table-cell table:style-name="Tabla2.A1" office:value-type="string">
            <text:p text:style-name="P21"><text:span text:style-name="T14">d</text:span><text:span text:style-name="T12">ouble *</text:span></text:p>
            <text:p text:style-name="P22"><text:span text:style-name="T16">suma_1_svc</text:span><text:span text:style-name="T22">(</text:span><text:span text:style-name="T12">double</text:span> <text:span text:style-name="T22">arg1,</text:span> <text:span text:style-name="T12">double</text:span> <text:span text:style-name="T22">arg2,</text:span> <text:s/><text:span text:style-name="T12">struct</text:span> <text:span text:style-name="T18">svc_req</text:span> <text:span text:style-name="T12">*</text:span><text:span text:style-name="T22">rqstp)</text:span></text:p>
            <text:p text:style-name="P28">{</text:p>
            <text:p text:style-name="P23"><text:s text:c="4"/><text:span text:style-name="T13">static</text:span><text:span text:style-name="T20"> </text:span><text:span text:style-name="T13">double</text:span><text:span text:style-name="T20"> <text:s/></text:span><text:span text:style-name="T21">result</text:span><text:span text:style-name="T23">;</text:span></text:p>
            <text:p text:style-name="P25"/>
            <text:p text:style-name="P23"><text:s text:c="4"/><text:span text:style-name="T21">result</text:span><text:span text:style-name="T20"> </text:span><text:span text:style-name="T13">=</text:span><text:span text:style-name="T20"> </text:span><text:span text:style-name="T23">arg1</text:span><text:span text:style-name="T20"> </text:span><text:span text:style-name="T13">+</text:span><text:span text:style-name="T20"> </text:span><text:span text:style-name="T23">arg2</text:span><text:span text:style-name="T20"> </text:span><text:span text:style-name="T23">;</text:span></text:p>
            <text:p text:style-name="P25"/>
            <text:p text:style-name="P23"><text:soft-page-break/><text:s text:c="4"/><text:span text:style-name="T13">return</text:span><text:span text:style-name="T20"> </text:span><text:span text:style-name="T13">&amp;</text:span><text:span text:style-name="T21">result</text:span><text:span text:style-name="T23">;</text:span></text:p>
            <text:p text:style-name="P28">}</text:p>
            <text:p text:style-name="P44"/>
          </table:table-cell>
        </table:table-row>
      </table:table>
      <text:p text:style-name="P9"/>
      <text:p text:style-name="P10">En el cliente se usa la función rpc_calc_1, el cual observa la operación a realizar de entre las cuatro posibles (+,-,x,:) y según ese operando llama a una u otra función pasando como parámetros los operandos y el operador.</text:p>
      <text:p text:style-name="P10"/>
      <text:p text:style-name="P10"/>
      <text:p text:style-name="P10"/>
      <text:p text:style-name="P10">Al hacer pruebas, obtenemos estos resultados:</text:p>
      <text:p text:style-name="P10"/>
      <table:table table:name="Tabla3" table:style-name="Tabla3">
        <table:table-column table:style-name="Tabla3.A" table:number-columns-repeated="2"/>
        <table:table-row table:style-name="TableLine2338911518096">
          <table:table-cell table:style-name="Tabla3.A1" office:value-type="string">
            <text:p text:style-name="P26">./tests.sh: 5-13</text:p>
            <text:p text:style-name="P26"/>
            <text:p text:style-name="P24">./bin/server &amp;</text:p>
            <text:p text:style-name="P24">./bin/cliente localhost 2 + 2</text:p>
            <text:p text:style-name="P24">./bin/cliente localhost 2 - 2</text:p>
            <text:p text:style-name="P24">./bin/cliente localhost 2 x 2</text:p>
            <text:p text:style-name="P24">./bin/cliente localhost 2 : 2</text:p>
            <text:p text:style-name="P24">./bin/cliente localhost 34 + 67</text:p>
            <text:p text:style-name="P24">./bin/cliente localhost 34 - 67</text:p>
            <text:p text:style-name="P24">./bin/cliente localhost 34 x 67</text:p>
            <text:p text:style-name="P24">./bin/cliente localhost 34 : 67</text:p>
            <text:p text:style-name="P43"/>
          </table:table-cell>
          <table:table-cell table:style-name="Tabla3.B1" office:value-type="string">
            <text:p text:style-name="P46">Operación a localhost -&gt; 2.000000 + 2.000000 <text:line-break/>Sumamos<text:line-break/>localhost -&gt; 2.000000 + 2.000000 = 4.000000 <text:line-break/>Operación a localhost -&gt; 2.000000 - 2.000000 <text:line-break/>Restamos<text:line-break/>localhost -&gt; 2.000000 - 2.000000 = 0.000000 <text:line-break/>Operación a localhost -&gt; 2.000000 x 2.000000 <text:line-break/>Multiplicamos<text:line-break/>localhost -&gt; 2.000000 x 2.000000 = 4.000000 <text:line-break/>Operación a localhost -&gt; 2.000000 : 2.000000 <text:line-break/>Dividimos<text:line-break/>localhost -&gt; 2.000000 : 2.000000 = 1.000000 <text:line-break/>Operación a localhost -&gt; 34.000000 + 67.000000 <text:line-break/>Sumamos<text:line-break/>localhost -&gt; 34.000000 + 67.000000 = 101.000000 <text:line-break/>Operación a localhost -&gt; 34.000000 - 67.000000 <text:line-break/>Restamos<text:line-break/>localhost -&gt; 34.000000 - 67.000000 = -33.000000 <text:line-break/>Operación a localhost -&gt; 34.000000 x 67.000000 <text:line-break/>Multiplicamos<text:line-break/>localhost -&gt; 34.000000 x 67.000000 = 2278.000000 <text:line-break/>Operación a localhost -&gt; 34.000000 : 67.000000 <text:line-break/>Dividimos<text:line-break/>localhost -&gt; 34.000000 : 67.000000 = 0.507463 </text:p>
          </table:table-cell>
        </table:table-row>
      </table:table>
      <text:p text:style-name="P10"/>
      <text:p text:style-name="P2"/>
      <text:p text:style-name="P4">2. Introduciendo una función con <text:span text:style-name="T8">structs</text:span> : Resolver ecuaciones cuadráticas</text:p>
      <text:p text:style-name="P2"/>
      <text:p text:style-name="P10">En una ecuación cuadrática hay dos soluciones, cosa que no se podría hacer con una función ya que no puede devolver dos enteros de por sí. Pero… ¿y si los metemos en un <text:soft-page-break/><text:span text:style-name="T8">struct</text:span> junto con los valores que se pasan, para comprobar que lo que se recibe es el resultado de lo que se envía?</text:p>
      <text:p text:style-name="P10"/>
      <text:p text:style-name="P10">Así, lo primero que hay que hacer es declarar el struct en <text:span text:style-name="T10">calculadora.x</text:span> <text:s/>y una función que devuelva uno de ellos:</text:p>
      <table:table table:name="Tabla4" table:style-name="Tabla4">
        <table:table-column table:style-name="Tabla4.A"/>
        <table:table-row table:style-name="TableLine2339138340112">
          <table:table-cell table:style-name="Tabla4.A1" office:value-type="string">
            <text:p text:style-name="P45">struct funcion_cuadratica{</text:p>
            <text:p text:style-name="P45"><text:s text:c="4"/>int a;</text:p>
            <text:p text:style-name="P45"><text:s text:c="4"/>int b;</text:p>
            <text:p text:style-name="P45"><text:s text:c="4"/>int c;</text:p>
            <text:p text:style-name="P45"><text:s text:c="4"/>double valor_1;</text:p>
            <text:p text:style-name="P45"><text:s text:c="4"/>double valor_2;</text:p>
            <text:p text:style-name="P45">};</text:p>
            <text:p text:style-name="P45"/>
            <text:p text:style-name="P45">/*...*/</text:p>
            <text:p text:style-name="P45"/>
            <text:p text:style-name="P45">funcion_cuadratica ecuacionGradoDos(int,int,int) = 5; </text:p>
          </table:table-cell>
        </table:table-row>
      </table:table>
      <text:p text:style-name="P10"/>
      <text:p text:style-name="P10">Luego, en el servidor <text:span text:style-name="T28">se resuelve usando la fórmula </text:span><text:span text:style-name="T28"><draw:frame draw:style-name="fr1" draw:name="Objeto1" text:anchor-type="as-char" svg:y="-0.721cm" svg:width="3.433cm" svg:height="1.101cm" draw:z-index="0"><draw:object xlink:href="./Object 1" xlink:type="simple" xlink:show="embed" xlink:actuate="onLoad"/><draw:image xlink:href="./ObjectReplacements/Object 1" xlink:type="simple" xlink:show="embed" xlink:actuate="onLoad"/></draw:frame></text:span><text:span text:style-name="T28">, que en el caso de que a = 0, </text:span><text:span text:style-name="T28"><draw:frame draw:style-name="fr1" draw:name="Objeto2" text:anchor-type="as-char" svg:y="-0.619cm" svg:width="1.401cm" svg:height="0.998cm" draw:z-index="1"><draw:object xlink:href="./Object 2" xlink:type="simple" xlink:show="embed" xlink:actuate="onLoad"/><draw:image xlink:href="./ObjectReplacements/Object 2" xlink:type="simple" xlink:show="embed" xlink:actuate="onLoad"/></draw:frame></text:span><text:span text:style-name="T28">.</text:span></text:p>
      <table:table table:name="Tabla5" table:style-name="Tabla5">
        <table:table-column table:style-name="Tabla5.A"/>
        <table:table-row table:style-name="TableLine2338807025776">
          <table:table-cell table:style-name="Tabla5.A1" office:value-type="string">
            <text:p text:style-name="P21"><text:span text:style-name="T18">funcion_cuadratica</text:span> <text:span text:style-name="T12">*</text:span></text:p>
            <text:p text:style-name="P22"><text:span text:style-name="T16">ecuaciongradodos_1_svc</text:span>(<text:span text:style-name="T12">int</text:span> <text:span text:style-name="T22">arg1</text:span>, <text:span text:style-name="T12">int</text:span> <text:span text:style-name="T22">arg2</text:span>, <text:span text:style-name="T12">int</text:span> <text:span text:style-name="T22">arg3</text:span>, <text:s/><text:span text:style-name="T12">struct</text:span> <text:span text:style-name="T18">svc_req</text:span> <text:span text:style-name="T12">*</text:span><text:span text:style-name="T22">rqstp</text:span>)</text:p>
            <text:p text:style-name="P22">{</text:p>
            <text:p text:style-name="P23"><text:s text:c="8"/><text:span text:style-name="T13">static</text:span><text:span text:style-name="T20"> </text:span><text:span text:style-name="T19">funcion_cuadratica</text:span><text:span text:style-name="T20"> <text:s/></text:span><text:span text:style-name="T21">result</text:span><text:span text:style-name="T20">;</text:span></text:p>
            <text:p text:style-name="P23"><text:s text:c="8"/><text:span text:style-name="T13">double</text:span><text:span text:style-name="T20"> </text:span><text:span text:style-name="T21">x1</text:span><text:span text:style-name="T20">,</text:span><text:span text:style-name="T21">x2</text:span><text:span text:style-name="T20">;</text:span></text:p>
            <text:p text:style-name="P23"><text:s text:c="8"/><text:span text:style-name="T21">result</text:span><text:span text:style-name="T20">.</text:span><text:span text:style-name="T21">a</text:span><text:span text:style-name="T20"> </text:span><text:span text:style-name="T13">=</text:span><text:span text:style-name="T20"> </text:span><text:span text:style-name="T23">arg1</text:span><text:span text:style-name="T20">;</text:span></text:p>
            <text:p text:style-name="P23"><text:s text:c="8"/><text:span text:style-name="T21">result</text:span><text:span text:style-name="T20">.</text:span><text:span text:style-name="T21">b</text:span><text:span text:style-name="T20"> </text:span><text:span text:style-name="T13">=</text:span><text:span text:style-name="T20"> </text:span><text:span text:style-name="T23">arg2</text:span><text:span text:style-name="T20">;</text:span></text:p>
            <text:p text:style-name="P23"><text:s text:c="8"/><text:span text:style-name="T21">result</text:span><text:span text:style-name="T20">.</text:span><text:span text:style-name="T21">c</text:span><text:span text:style-name="T20"> </text:span><text:span text:style-name="T13">=</text:span><text:span text:style-name="T20"> </text:span><text:span text:style-name="T23">arg3</text:span><text:span text:style-name="T20">;</text:span></text:p>
            <text:p text:style-name="P25"/>
            <text:p text:style-name="P23"><text:s text:c="8"/><text:span text:style-name="T13">if</text:span><text:span text:style-name="T20">(</text:span><text:span text:style-name="T21">result</text:span><text:span text:style-name="T20">.</text:span><text:span text:style-name="T21">a</text:span><text:span text:style-name="T20"> </text:span><text:span text:style-name="T13">!=</text:span><text:span text:style-name="T20"> </text:span><text:span text:style-name="T33">0</text:span><text:span text:style-name="T20">){</text:span></text:p>
            <text:p text:style-name="P23"><text:s text:c="12"/><text:span text:style-name="T13">double</text:span><text:span text:style-name="T20"> </text:span><text:span text:style-name="T21">discriminante</text:span><text:span text:style-name="T20"> </text:span><text:span text:style-name="T13">=</text:span><text:span text:style-name="T20"> (</text:span><text:span text:style-name="T21">result</text:span><text:span text:style-name="T20">.</text:span><text:span text:style-name="T21">b</text:span><text:span text:style-name="T20"> </text:span><text:span text:style-name="T13">*</text:span><text:span text:style-name="T20"> </text:span><text:span text:style-name="T21">result</text:span><text:span text:style-name="T20">.</text:span><text:span text:style-name="T21">b</text:span><text:span text:style-name="T20">) </text:span><text:span text:style-name="T13">-</text:span><text:span text:style-name="T20"> (</text:span><text:span text:style-name="T33">4</text:span><text:span text:style-name="T20"> </text:span><text:span text:style-name="T13">*</text:span><text:span text:style-name="T20"> </text:span><text:span text:style-name="T21">result</text:span><text:span text:style-name="T20">.</text:span><text:span text:style-name="T21">a</text:span><text:span text:style-name="T20"> </text:span><text:span text:style-name="T13">*</text:span><text:span text:style-name="T20"> </text:span><text:span text:style-name="T21">result</text:span><text:span text:style-name="T20">.</text:span><text:span text:style-name="T21">c</text:span><text:span text:style-name="T20">) ;</text:span></text:p>
            <text:p text:style-name="P25"/>
            <text:p text:style-name="P23"><text:s text:c="12"/><text:span text:style-name="T13">if</text:span><text:span text:style-name="T20"> (</text:span><text:span text:style-name="T21">discriminante</text:span><text:span text:style-name="T20"> </text:span><text:span text:style-name="T13">&lt;</text:span><text:span text:style-name="T20"> </text:span><text:span text:style-name="T33">0</text:span><text:span text:style-name="T20">){</text:span></text:p>
            <text:p text:style-name="P23"><text:s text:c="16"/><text:span text:style-name="T21">result</text:span><text:span text:style-name="T20">.</text:span><text:span text:style-name="T21">valor_1</text:span><text:span text:style-name="T20"> </text:span><text:span text:style-name="T13">=</text:span><text:span text:style-name="T20"> </text:span><text:span text:style-name="T21">result</text:span><text:span text:style-name="T20">.</text:span><text:span text:style-name="T21">valor_2</text:span><text:span text:style-name="T20"> </text:span><text:span text:style-name="T13">=</text:span><text:span text:style-name="T20"> </text:span><text:span text:style-name="T17">INT_MIN</text:span><text:span text:style-name="T20">;</text:span></text:p>
            <text:p text:style-name="P23"><text:s text:c="12"/><text:span text:style-name="T20">} </text:span></text:p>
            <text:p text:style-name="P23"><text:s text:c="12"/><text:span text:style-name="T13">else</text:span><text:span text:style-name="T20">{</text:span></text:p>
            <text:p text:style-name="P23"><text:s text:c="16"/><text:span text:style-name="T13">double</text:span><text:span text:style-name="T20"> </text:span><text:span text:style-name="T21">raiz</text:span><text:span text:style-name="T20"> </text:span><text:span text:style-name="T13">=</text:span><text:span text:style-name="T20"> </text:span><text:span text:style-name="T17">sqrt</text:span><text:span text:style-name="T20">(</text:span><text:span text:style-name="T21">discriminante</text:span><text:span text:style-name="T20">) ;</text:span></text:p>
            <text:p text:style-name="P23"><text:s text:c="16"/><text:span text:style-name="T17">printf</text:span><text:span text:style-name="T20">(</text:span><text:span text:style-name="T31">"Raiz = </text:span><text:span text:style-name="T33">%f</text:span><text:span text:style-name="T31">"</text:span><text:span text:style-name="T20">, </text:span><text:span text:style-name="T21">raiz</text:span><text:span text:style-name="T20">);</text:span></text:p>
            <text:p text:style-name="P23"><text:s text:c="16"/><text:span text:style-name="T21">x1</text:span><text:span text:style-name="T20"> </text:span><text:span text:style-name="T13">=</text:span><text:span text:style-name="T20"> (</text:span><text:span text:style-name="T13">-</text:span><text:span text:style-name="T21">result</text:span><text:span text:style-name="T20">.</text:span><text:span text:style-name="T21">b</text:span><text:span text:style-name="T20"> </text:span><text:span text:style-name="T13">+</text:span><text:span text:style-name="T20"> </text:span><text:span text:style-name="T21">raiz</text:span><text:span text:style-name="T20">) </text:span><text:span text:style-name="T13">/</text:span><text:span text:style-name="T20"> (</text:span><text:span text:style-name="T33">2</text:span><text:span text:style-name="T13">*</text:span><text:span text:style-name="T21">result</text:span><text:span text:style-name="T20">.</text:span><text:span text:style-name="T21">a</text:span><text:span text:style-name="T20">) ;</text:span></text:p>
            <text:p text:style-name="P23"><text:s text:c="16"/><text:span text:style-name="T21">x2</text:span><text:span text:style-name="T20"> </text:span><text:span text:style-name="T13">=</text:span><text:span text:style-name="T20"> (</text:span><text:span text:style-name="T13">-</text:span><text:span text:style-name="T21">result</text:span><text:span text:style-name="T20">.</text:span><text:span text:style-name="T21">b</text:span><text:span text:style-name="T20"> </text:span><text:span text:style-name="T13">-</text:span><text:span text:style-name="T20"> </text:span><text:span text:style-name="T21">raiz</text:span><text:span text:style-name="T20">)</text:span><text:span text:style-name="T13">/</text:span><text:span text:style-name="T20"> (</text:span><text:span text:style-name="T33">2</text:span><text:span text:style-name="T13">*</text:span><text:span text:style-name="T21">result</text:span><text:span text:style-name="T20">.</text:span><text:span text:style-name="T21">a</text:span><text:span text:style-name="T20">) ;</text:span></text:p>
            <text:p text:style-name="P23"><text:s text:c="16"/><text:span text:style-name="T21">result</text:span><text:span text:style-name="T20">.</text:span><text:span text:style-name="T21">valor_1</text:span><text:span text:style-name="T20"> </text:span><text:span text:style-name="T13">=</text:span><text:span text:style-name="T20"> </text:span><text:span text:style-name="T21">x1</text:span><text:span text:style-name="T20">;</text:span></text:p>
            <text:p text:style-name="P23"><text:s text:c="16"/><text:span text:style-name="T21">result</text:span><text:span text:style-name="T20">.</text:span><text:span text:style-name="T21">valor_2</text:span><text:span text:style-name="T20"> </text:span><text:span text:style-name="T13">=</text:span><text:span text:style-name="T20"> </text:span><text:span text:style-name="T21">x2</text:span><text:span text:style-name="T20">;</text:span></text:p>
            <text:p text:style-name="P23"><text:s text:c="12"/><text:span text:style-name="T20">}</text:span></text:p>
            <text:p text:style-name="P23"><text:s text:c="8"/><text:span text:style-name="T20">}</text:span></text:p>
            <text:p text:style-name="P23"><text:soft-page-break/><text:s text:c="8"/><text:span text:style-name="T13">else</text:span><text:span text:style-name="T20">{</text:span></text:p>
            <text:p text:style-name="P23"><text:s text:c="12"/><text:span text:style-name="T21">result</text:span><text:span text:style-name="T20">.</text:span><text:span text:style-name="T21">valor_1</text:span><text:span text:style-name="T20"> </text:span><text:span text:style-name="T13">=</text:span><text:span text:style-name="T20"> </text:span><text:span text:style-name="T21">result</text:span><text:span text:style-name="T20">.</text:span><text:span text:style-name="T21">valor_2</text:span><text:span text:style-name="T20"> </text:span><text:span text:style-name="T13">=</text:span><text:span text:style-name="T20"> (</text:span><text:span text:style-name="T13">-</text:span><text:span text:style-name="T21">result</text:span><text:span text:style-name="T20">.</text:span><text:span text:style-name="T21">c</text:span><text:span text:style-name="T13">*</text:span><text:span text:style-name="T33">1.0</text:span><text:span text:style-name="T20">)</text:span><text:span text:style-name="T13">/</text:span><text:span text:style-name="T20">(</text:span><text:span text:style-name="T21">result</text:span><text:span text:style-name="T20">.</text:span><text:span text:style-name="T21">b</text:span><text:span text:style-name="T13">*</text:span><text:span text:style-name="T33">1.0</text:span><text:span text:style-name="T20">);</text:span></text:p>
            <text:p text:style-name="P23"><text:s text:c="8"/><text:span text:style-name="T20">}</text:span></text:p>
            <text:p text:style-name="P23"><text:s text:c="8"/></text:p>
            <text:p text:style-name="P25"/>
            <text:p text:style-name="P23"><text:s text:c="8"/><text:span text:style-name="T13">return</text:span><text:span text:style-name="T20"> </text:span><text:span text:style-name="T13">&amp;</text:span><text:span text:style-name="T21">result</text:span><text:span text:style-name="T20">;</text:span></text:p>
            <text:p text:style-name="P22">}</text:p>
            <text:p text:style-name="P47"/>
          </table:table-cell>
        </table:table-row>
      </table:table>
      <text:p text:style-name="P10"/>
      <text:p text:style-name="P10"/>
      <text:p text:style-name="P36"><text:span text:style-name="T3">Y en el cliente se usa el modificador “-s”, </text:span><text:span text:style-name="T4">cambiando <text:s/>así el input de los argumentos al formato </text:span><text:span text:style-name="T10">&lt;Programa&gt; &lt;Host_server&gt; -s &lt;Ax^2&gt; &lt;Bx&gt; &lt;C&gt;.</text:span></text:p>
      <text:p text:style-name="P36"><text:span text:style-name="T10"/></text:p>
      <text:p text:style-name="P37">Al hacer los tests:</text:p>
      <text:p text:style-name="P37"/>
      <table:table table:name="Tabla6" table:style-name="Tabla6">
        <table:table-column table:style-name="Tabla6.A" table:number-columns-repeated="2"/>
        <table:table-row table:style-name="TableLine2338807021152">
          <table:table-cell table:style-name="Tabla6.A1" office:value-type="string">
            <text:p text:style-name="P27">./<text:span text:style-name="T29">tests.sh : 15-19</text:span></text:p>
            <text:p text:style-name="P27">./bin/cliente localhost -s 3 -5 1</text:p>
            <text:p text:style-name="P28">./bin/cliente localhost -s 0 2 -1</text:p>
            <text:p text:style-name="P28">./bin/cliente localhost -s 3 0 -1</text:p>
            <text:p text:style-name="P28">./bin/cliente localhost -s 3 2 0</text:p>
            <text:p text:style-name="P28">./bin/cliente localhost -s 1 1 1</text:p>
            <text:p text:style-name="P44"/>
          </table:table-cell>
          <table:table-cell table:style-name="Tabla6.B1" office:value-type="string">
            <text:p text:style-name="P48">Ecuación de segundo grado:<text:line-break/><text:line-break/>localhost : Para la ecuación 3x^2 + -5x + 1 = 0 -&gt; {X1 = 1.434259 , X2 = 0.232408} <text:line-break/>Ecuación de segundo grado:<text:line-break/><text:line-break/>localhost : Para la ecuación 0x^2 + 2x + -1 = 0 -&gt; {X1 = 0.500000 , X2 = 0.500000} <text:line-break/>Ecuación de segundo grado:<text:line-break/><text:line-break/>localhost : Para la ecuación 3x^2 + 0x + -1 = 0 -&gt; {X1 = 0.577350 , X2 = -0.577350} <text:line-break/>Ecuación de segundo grado:<text:line-break/><text:line-break/>localhost : Para la ecuación 3x^2 + 2x + 0 = 0 -&gt; {X1 = 0.000000 , X2 = -0.666667} <text:line-break/>Ecuación de segundo grado:<text:line-break/><text:line-break/>localhost : Para la ecuación 1x^2 + 1x + 1 = 0 -&gt; No hay soluciones reales </text:p>
          </table:table-cell>
        </table:table-row>
      </table:table>
      <text:p text:style-name="P11"/>
      <text:p text:style-name="P11"/>
      <text:p text:style-name="P11"/>
      <text:p text:style-name="P2"/>
      <text:p text:style-name="P4">3. Vectores : Operaciones acumuladas</text:p>
      <text:p text:style-name="P2"/>
      <text:p text:style-name="P12">En el caso de los vectores, habría que definirlo en calculadora.x usando <text:span text:style-name="T10">typedef [tipo] [nombre]&lt;&gt;</text:span>.</text:p>
      <text:p text:style-name="P12">Así pues, definimos un array de double y algunas operaciones para las que usar un solo vector.</text:p>
      <text:p text:style-name="P12"><text:soft-page-break/></text:p>
      <table:table table:name="Tabla7" table:style-name="Tabla7">
        <table:table-column table:style-name="Tabla7.A"/>
        <table:table-row table:style-name="TableLine2339120729616">
          <table:table-cell table:style-name="Tabla7.A1" office:value-type="string">
            <text:p text:style-name="P45">typedef double secuencia&lt;&gt;;</text:p>
            <text:p text:style-name="P45"/>
            <text:p text:style-name="P45">double sumaAcumuladaVector(secuencia) = 6;</text:p>
            <text:p text:style-name="P45">double restaAcumuladaVector(secuencia) = 7;</text:p>
            <text:p text:style-name="P45">double productoAcumuladaVector(secuencia) = 8;</text:p>
          </table:table-cell>
        </table:table-row>
      </table:table>
      <text:p text:style-name="P12"/>
      <text:p text:style-name="P14">Así pues, <text:span text:style-name="T10">secuencia</text:span> se encuentra como un <text:span text:style-name="T8">struct</text:span> con un tamaño y un puntero al <text:span text:style-name="T8">array</text:span>.</text:p>
      <text:p text:style-name="P14"/>
      <text:p text:style-name="P14">En el servidor, se coge el <text:span text:style-name="T8">array</text:span>, sacamos la primera variable como referencia y <text:s/>se va sumando los demás, devolviendo la operación acumulada en <text:span text:style-name="T10">result</text:span>. </text:p>
      <table:table table:name="Tabla8" table:style-name="Tabla8">
        <table:table-column table:style-name="Tabla8.A"/>
        <table:table-row table:style-name="TableLine2339120723088">
          <table:table-cell table:style-name="Tabla8.A1" office:value-type="string">
            <text:p text:style-name="P21"><text:span text:style-name="T12">double</text:span> <text:span text:style-name="T12">*</text:span></text:p>
            <text:p text:style-name="P22"><text:span text:style-name="T16">sumaacumuladavector_1_svc</text:span>(<text:span text:style-name="T18">secuencia</text:span> <text:span text:style-name="T22">arg1</text:span>, <text:s/><text:span text:style-name="T12">struct</text:span> <text:span text:style-name="T18">svc_req</text:span> <text:span text:style-name="T12">*</text:span><text:span text:style-name="T22">rqstp</text:span>)</text:p>
            <text:p text:style-name="P22">{</text:p>
            <text:p text:style-name="P23"><text:s text:c="4"/><text:span text:style-name="T13">static</text:span><text:span text:style-name="T20"> </text:span><text:span text:style-name="T13">double</text:span><text:span text:style-name="T20"> <text:s/></text:span><text:span text:style-name="T21">result</text:span><text:span text:style-name="T20">;</text:span></text:p>
            <text:p text:style-name="P23"><text:s text:c="4"/><text:span text:style-name="T21">result</text:span><text:span text:style-name="T20"> </text:span><text:span text:style-name="T13">=</text:span><text:span text:style-name="T20"> </text:span><text:span text:style-name="T23">arg1</text:span><text:span text:style-name="T20">.</text:span><text:span text:style-name="T21">secuencia_val</text:span><text:span text:style-name="T20">[</text:span><text:span text:style-name="T33">0</text:span><text:span text:style-name="T20">] </text:span><text:span text:style-name="T13">*</text:span><text:span text:style-name="T20"> </text:span><text:span text:style-name="T33">1.0</text:span><text:span text:style-name="T20">;</text:span></text:p>
            <text:p text:style-name="P25"/>
            <text:p text:style-name="P23"><text:s text:c="4"/><text:span text:style-name="T13">for</text:span><text:span text:style-name="T20"> (</text:span><text:span text:style-name="T13">int</text:span><text:span text:style-name="T20"> </text:span><text:span text:style-name="T21">i</text:span><text:span text:style-name="T20"> </text:span><text:span text:style-name="T13">=</text:span><text:span text:style-name="T20"> </text:span><text:span text:style-name="T33">1</text:span><text:span text:style-name="T20"> ; </text:span><text:span text:style-name="T21">i</text:span><text:span text:style-name="T20"> </text:span><text:span text:style-name="T13">&lt;</text:span><text:span text:style-name="T20"> </text:span><text:span text:style-name="T23">arg1</text:span><text:span text:style-name="T20">.</text:span><text:span text:style-name="T21">secuencia_len</text:span><text:span text:style-name="T20"> ; </text:span><text:span text:style-name="T21">i</text:span><text:span text:style-name="T13">++</text:span><text:span text:style-name="T20">){</text:span></text:p>
            <text:p text:style-name="P23"><text:s text:c="8"/><text:span text:style-name="T21">result</text:span><text:span text:style-name="T20"> </text:span><text:span text:style-name="T13">+=</text:span><text:span text:style-name="T20"> (</text:span><text:span text:style-name="T23">arg1</text:span><text:span text:style-name="T20">.</text:span><text:span text:style-name="T21">secuencia_val</text:span><text:span text:style-name="T20">[</text:span><text:span text:style-name="T21">i</text:span><text:span text:style-name="T20">] </text:span><text:span text:style-name="T13">*</text:span><text:span text:style-name="T20"> </text:span><text:span text:style-name="T33">1.0</text:span><text:span text:style-name="T20">);</text:span></text:p>
            <text:p text:style-name="P23"><text:s text:c="4"/><text:span text:style-name="T20">}</text:span></text:p>
            <text:p text:style-name="P23"><text:s text:c="4"/></text:p>
            <text:p text:style-name="P25"/>
            <text:p text:style-name="P23"><text:s text:c="4"/><text:span text:style-name="T13">return</text:span><text:span text:style-name="T20"> </text:span><text:span text:style-name="T13">&amp;</text:span><text:span text:style-name="T21">result</text:span><text:span text:style-name="T20">;</text:span></text:p>
            <text:p text:style-name="P22">}</text:p>
            <text:p text:style-name="P47"/>
          </table:table-cell>
        </table:table-row>
      </table:table>
      <text:p text:style-name="P12"/>
      <text:p text:style-name="P14">En el cliente, además de poner otro modificador para aceptar leer los archivos, se han tenido que hacer funciones para leer desde archivo los valores del <text:span text:style-name="T8">array</text:span>, y para liberar la memoria dinámica.</text:p>
      <text:p text:style-name="P14"/>
      <text:p text:style-name="P15"><text:span text:style-name="T34">El formato sería </text:span><text:span text:style-name="T24">&lt;Programa&gt;</text:span><text:span text:style-name="T25"> &lt;Host_server&gt; -v1 &lt;Archivo_vector&gt; &lt;Operacion&gt;</text:span></text:p>
      <text:p text:style-name="P14"/>
      <text:p text:style-name="P14"/>
      <table:table table:name="Tabla9" table:style-name="Tabla9">
        <table:table-column table:style-name="Tabla9.A"/>
        <table:table-row table:style-name="TableLine2339120730704">
          <table:table-cell table:style-name="Tabla9.A1" office:value-type="string">
            <text:p text:style-name="P21"><text:span text:style-name="T18">secuencia</text:span> <text:span text:style-name="T16">read_ints</text:span> (<text:span text:style-name="T12">const</text:span> <text:span text:style-name="T12">char*</text:span> <text:span text:style-name="T22">file_name</text:span>)</text:p>
            <text:p text:style-name="P22">{</text:p>
            <text:p text:style-name="P23"><text:s text:c="2"/><text:span text:style-name="T19">FILE</text:span><text:span text:style-name="T13">*</text:span><text:span text:style-name="T20"> </text:span><text:span text:style-name="T21">file</text:span><text:span text:style-name="T20"> </text:span><text:span text:style-name="T13">=</text:span><text:span text:style-name="T20"> </text:span><text:span text:style-name="T17">fopen</text:span><text:span text:style-name="T20"> (</text:span><text:span text:style-name="T23">file_name</text:span><text:span text:style-name="T20">, </text:span><text:span text:style-name="T31">"r"</text:span><text:span text:style-name="T20">);</text:span></text:p>
            <text:p text:style-name="P23"><text:s text:c="2"/><text:span text:style-name="T19">secuencia</text:span><text:span text:style-name="T20"> </text:span><text:span text:style-name="T21">vector_resultado</text:span><text:span text:style-name="T20">;</text:span></text:p>
            <text:p text:style-name="P23"><text:s text:c="2"/><text:span text:style-name="T13">int</text:span><text:span text:style-name="T20"> </text:span><text:span text:style-name="T21">i</text:span><text:span text:style-name="T20"> </text:span><text:span text:style-name="T13">=</text:span><text:span text:style-name="T20"> </text:span><text:span text:style-name="T33">0</text:span><text:span text:style-name="T20">;</text:span></text:p>
            <text:p text:style-name="P23"><text:s text:c="2"/><text:span text:style-name="T13">int</text:span><text:span text:style-name="T20"> </text:span><text:span text:style-name="T21">iterador</text:span><text:span text:style-name="T20"> </text:span><text:span text:style-name="T13">=</text:span><text:span text:style-name="T20"> </text:span><text:span text:style-name="T33">0</text:span><text:span text:style-name="T20">;</text:span></text:p>
            <text:p text:style-name="P25"/>
            <text:p text:style-name="P23"><text:s text:c="2"/><text:span text:style-name="T17">fscanf</text:span><text:span text:style-name="T20"> (</text:span><text:span text:style-name="T21">file</text:span><text:span text:style-name="T20">, </text:span><text:span text:style-name="T31">"</text:span><text:span text:style-name="T33">%d</text:span><text:span text:style-name="T31">"</text:span><text:span text:style-name="T20">, </text:span><text:span text:style-name="T13">&amp;</text:span><text:span text:style-name="T21">i</text:span><text:span text:style-name="T20">);</text:span></text:p>
            <text:p text:style-name="P23"><text:s text:c="2"/><text:span text:style-name="T21">vector_resultado</text:span><text:span text:style-name="T20">.</text:span><text:span text:style-name="T21">secuencia_len</text:span><text:span text:style-name="T20"> </text:span><text:span text:style-name="T13">=</text:span><text:span text:style-name="T20"> </text:span><text:span text:style-name="T21">i</text:span><text:span text:style-name="T20">; <text:s text:c="2"/></text:span></text:p>
            <text:p text:style-name="P23"><text:s text:c="2"/><text:span text:style-name="T17">printf</text:span><text:span text:style-name="T20"> (</text:span><text:span text:style-name="T31">"Tamaño -&gt; </text:span><text:span text:style-name="T33">%d</text:span><text:span text:style-name="T31"> :"</text:span><text:span text:style-name="T20">, </text:span><text:span text:style-name="T21">vector_resultado</text:span><text:span text:style-name="T20">.</text:span><text:span text:style-name="T21">secuencia_len</text:span><text:span text:style-name="T20">); </text:span></text:p>
            <text:p text:style-name="P23"><text:s text:c="2"/><text:span text:style-name="T21">vector_resultado</text:span><text:span text:style-name="T20">.</text:span><text:span text:style-name="T21">secuencia_val</text:span><text:span text:style-name="T20"> </text:span><text:span text:style-name="T13">=</text:span><text:span text:style-name="T20"> </text:span><text:span text:style-name="T17">malloc</text:span><text:span text:style-name="T20">(</text:span><text:span text:style-name="T21">vector_resultado</text:span><text:span text:style-name="T20">.</text:span><text:span text:style-name="T21">secuencia_len</text:span><text:span text:style-name="T20"> </text:span><text:span text:style-name="T13">*</text:span><text:span text:style-name="T20"> </text:span><text:span text:style-name="T13">sizeof</text:span><text:span text:style-name="T20">(</text:span><text:span text:style-name="T13">double</text:span><text:span text:style-name="T20">));</text:span></text:p>
            <text:p text:style-name="P23"><text:s text:c="2"/><text:span text:style-name="T13">while</text:span><text:span text:style-name="T20"> (</text:span><text:span text:style-name="T13">!</text:span><text:span text:style-name="T17">feof</text:span><text:span text:style-name="T20"> (</text:span><text:span text:style-name="T21">file</text:span><text:span text:style-name="T20">))</text:span></text:p>
            <text:p text:style-name="P23"><text:soft-page-break/><text:s text:c="4"/><text:span text:style-name="T20">{ <text:s/></text:span></text:p>
            <text:p text:style-name="P23"><text:s text:c="6"/><text:span text:style-name="T17">fscanf</text:span><text:span text:style-name="T20"> (</text:span><text:span text:style-name="T21">file</text:span><text:span text:style-name="T20">, </text:span><text:span text:style-name="T31">"</text:span><text:span text:style-name="T33">%d</text:span><text:span text:style-name="T31">"</text:span><text:span text:style-name="T20">, </text:span><text:span text:style-name="T13">&amp;</text:span><text:span text:style-name="T21">i</text:span><text:span text:style-name="T20">); <text:s/></text:span></text:p>
            <text:p text:style-name="P23"><text:s text:c="6"/><text:span text:style-name="T21">vector_resultado</text:span><text:span text:style-name="T20">.</text:span><text:span text:style-name="T21">secuencia_val</text:span><text:span text:style-name="T20">[</text:span><text:span text:style-name="T21">iterador</text:span><text:span text:style-name="T20">] </text:span><text:span text:style-name="T13">=</text:span><text:span text:style-name="T20"> </text:span><text:span text:style-name="T21">i</text:span><text:span text:style-name="T20"> ;</text:span></text:p>
            <text:p text:style-name="P23"><text:s text:c="6"/><text:span text:style-name="T21">iterador</text:span><text:span text:style-name="T13">++</text:span><text:span text:style-name="T20">; </text:span></text:p>
            <text:p text:style-name="P23"><text:s text:c="4"/><text:span text:style-name="T20">}</text:span></text:p>
            <text:p text:style-name="P23"><text:s text:c="2"/><text:span text:style-name="T17">fclose</text:span><text:span text:style-name="T20"> (</text:span><text:span text:style-name="T21">file</text:span><text:span text:style-name="T20">); <text:s/></text:span></text:p>
            <text:p text:style-name="P25"/>
            <text:p text:style-name="P23"><text:s text:c="2"/><text:span text:style-name="T13">return</text:span><text:span text:style-name="T20"> </text:span><text:span text:style-name="T21">vector_resultado</text:span><text:span text:style-name="T20">; <text:s text:c="5"/></text:span></text:p>
            <text:p text:style-name="P22">}</text:p>
            <text:p text:style-name="P22"/>
            <text:p text:style-name="P47"/>
          </table:table-cell>
        </table:table-row>
        <table:table-row table:style-name="TableLine2339120730704">
          <table:table-cell table:style-name="Tabla9.A2" office:value-type="string">
            <text:p text:style-name="P21"><text:span text:style-name="T12">void</text:span> <text:span text:style-name="T16">liberarVector</text:span> (<text:span text:style-name="T18">secuencia</text:span> <text:span text:style-name="T22">aBorrar</text:span>){</text:p>
            <text:p text:style-name="P23"><text:s text:c="4"/><text:span text:style-name="T23">aBorrar</text:span><text:span text:style-name="T20">.</text:span><text:span text:style-name="T21">secuencia_len</text:span><text:span text:style-name="T20"> </text:span><text:span text:style-name="T13">=</text:span><text:span text:style-name="T20"> </text:span><text:span text:style-name="T33">0</text:span><text:span text:style-name="T20">;</text:span></text:p>
            <text:p text:style-name="P23"><text:s text:c="4"/><text:span text:style-name="T17">free</text:span><text:span text:style-name="T20">(</text:span><text:span text:style-name="T23">aBorrar</text:span><text:span text:style-name="T20">.</text:span><text:span text:style-name="T21">secuencia_val</text:span><text:span text:style-name="T20">);</text:span></text:p>
            <text:p text:style-name="P22">}</text:p>
            <text:p text:style-name="P47"/>
          </table:table-cell>
        </table:table-row>
      </table:table>
      <text:p text:style-name="P12"/>
      <text:p text:style-name="P14">Al hacer los tests:</text:p>
      <table:table table:name="Tabla10" table:style-name="Tabla10">
        <table:table-column table:style-name="Tabla10.A" table:number-columns-repeated="2"/>
        <table:table-row table:style-name="TableLine2339120752736">
          <table:table-cell table:style-name="Tabla10.A1" office:value-type="string">
            <text:p text:style-name="P29">./<text:span text:style-name="T34">tests.sh, 21-23</text:span></text:p>
            <text:p text:style-name="P29"/>
            <text:p text:style-name="P29">./bin/cliente localhost -v1 ./input_files/vector1.txt +</text:p>
            <text:p text:style-name="P29"/>
            <text:p text:style-name="P30">./bin/cliente localhost -v1 ./input_files/vector1.txt -</text:p>
            <text:p text:style-name="P30"/>
            <text:p text:style-name="P30">./bin/cliente localhost -v1 ./input_files/vector1.txt x</text:p>
            <text:p text:style-name="P50"/>
          </table:table-cell>
          <table:table-cell table:style-name="Tabla10.B1" office:value-type="string">
            <text:p text:style-name="P49">Tamaño -&gt; 30 :Sumamos<text:line-break/>localhost -&gt; Operación acumulada [+] = 15497.000000 </text:p>
            <text:p text:style-name="P49"><text:line-break/>Tamaño -&gt; 30 :Restamos<text:line-break/>localhost -&gt; Operación acumulada [-] = -14621.000000 </text:p>
            <text:p text:style-name="P49"><text:line-break/>Tamaño -&gt; 30 :Multiplicamos<text:line-break/>localhost -&gt; Operación acumulada [x] = 1468450060551780028677026806489036656842990484978996705201590844369443095576576.000000 </text:p>
          </table:table-cell>
        </table:table-row>
        <table:table-row table:style-name="TableLine2339120752736">
          <table:table-cell table:style-name="Tabla10.A2" office:value-type="string">
            <text:p text:style-name="P31">./<text:span text:style-name="T34">tests.sh, 25-27</text:span></text:p>
            <text:p text:style-name="P31"/>
            <text:p text:style-name="P31">./bin/cliente localhost -v1 ./input_files/vector2.txt +</text:p>
            <text:p text:style-name="P31"/>
            <text:p text:style-name="P31">./bin/cliente localhost -v1 ./input_files/vector2.txt -</text:p>
            <text:p text:style-name="P31"/>
            <text:p text:style-name="P31">./bin/cliente localhost -v1 ./input_files/vector2.txt x</text:p>
          </table:table-cell>
          <table:table-cell table:style-name="Tabla10.B2" office:value-type="string">
            <text:p text:style-name="P49">Tamaño -&gt; 30 :Sumamos<text:line-break/>localhost -&gt; Operación acumulada [+] = 1610.000000 </text:p>
            <text:p text:style-name="P49"><text:line-break/>Tamaño -&gt; 30 :Restamos<text:line-break/>localhost -&gt; Operación acumulada [-] = -1602.000000 </text:p>
            <text:p text:style-name="P49"><text:line-break/>Tamaño -&gt; 30 :Multiplicamos<text:line-break/>localhost -&gt; Operación acumulada [x] = 1301735002181677213424826898104377746746364657664.000000 </text:p>
          </table:table-cell>
        </table:table-row>
      </table:table>
      <text:p text:style-name="P14"/>
      <text:p text:style-name="P2"/>
      <text:p text:style-name="P4">4. Vectores : Operaciones entre vectores</text:p>
      <text:p text:style-name="P14">Siguiendo con los vectores, ahora trataremos de hacer operaciones <text:span text:style-name="T35">con dos vectores y devolverla en otro.</text:span></text:p>
      <text:p text:style-name="P14"/>
      <text:p text:style-name="P17">En el calculadora.x:</text:p>
      <table:table table:name="Tabla14" table:style-name="Tabla14">
        <table:table-column table:style-name="Tabla14.A"/>
        <text:soft-page-break/>
        <table:table-row table:style-name="TableLine2339120761984">
          <table:table-cell table:style-name="Tabla14.A1" office:value-type="string">
            <text:p text:style-name="P43"><text:s text:c="6"/><text:span text:style-name="T10"><text:s text:c="2"/>secuencia sumaVectores(secuencia,secuencia) = 9;</text:span></text:p>
            <text:p text:style-name="P45"><text:s text:c="5"/>secuencia restaVectores(secuencia,secuencia) = 10;</text:p>
            <text:p text:style-name="P45"><text:s text:c="5"/>secuencia productoVectores(secuencia,secuencia) = 11;</text:p>
            <text:p text:style-name="P45"><text:s text:c="5"/>secuencia cocienteVectores(secuencia,secuencia) = 12;</text:p>
          </table:table-cell>
        </table:table-row>
      </table:table>
      <text:p text:style-name="P17"/>
      <text:p text:style-name="P14"/>
      <text:p text:style-name="P16">En el servidor, cuando recibimos ambos arrays, reservamos memoria para otro array en base a la longitud de los dos argumentos.</text:p>
      <table:table table:name="Tabla11" table:style-name="Tabla11">
        <table:table-column table:style-name="Tabla11.A"/>
        <table:table-row table:style-name="TableLine2339120812848">
          <table:table-cell table:style-name="Tabla11.A1" office:value-type="string">
            <text:p text:style-name="P21"><text:span text:style-name="T18">secuencia</text:span> <text:span text:style-name="T12">*</text:span></text:p>
            <text:p text:style-name="P22"><text:span text:style-name="T16">sumavectores_1_svc</text:span>(<text:span text:style-name="T18">secuencia</text:span> arg1, <text:span text:style-name="T18">secuencia</text:span> arg2, <text:s/><text:span text:style-name="T12">struct</text:span> <text:span text:style-name="T18">svc_req</text:span> <text:span text:style-name="T12">*</text:span>rqstp)</text:p>
            <text:p text:style-name="P22">{</text:p>
            <text:p text:style-name="P23"><text:s text:c="8"/><text:span text:style-name="T13">static</text:span><text:span text:style-name="T20"> </text:span><text:span text:style-name="T19">secuencia</text:span><text:span text:style-name="T20"> <text:s/></text:span><text:span text:style-name="T21">result</text:span><text:span text:style-name="T20">;</text:span></text:p>
            <text:p text:style-name="P25"/>
            <text:p text:style-name="P23"><text:s text:c="8"/><text:span text:style-name="T21">result</text:span><text:span text:style-name="T20">.</text:span><text:span text:style-name="T21">secuencia_len</text:span><text:span text:style-name="T20"> </text:span><text:span text:style-name="T13">=</text:span><text:span text:style-name="T20"> arg1.</text:span><text:span text:style-name="T21">secuencia_len</text:span><text:span text:style-name="T20">;</text:span></text:p>
            <text:p text:style-name="P23"><text:s text:c="8"/><text:span text:style-name="T21">result</text:span><text:span text:style-name="T20">.</text:span><text:span text:style-name="T21">secuencia_val</text:span><text:span text:style-name="T20"> </text:span><text:span text:style-name="T13">=</text:span><text:span text:style-name="T20"> </text:span><text:span text:style-name="T17">malloc</text:span><text:span text:style-name="T20">(</text:span><text:span text:style-name="T21">result</text:span><text:span text:style-name="T20">.</text:span><text:span text:style-name="T21">secuencia_len</text:span><text:span text:style-name="T20"> </text:span><text:span text:style-name="T13">*</text:span><text:span text:style-name="T20"> </text:span><text:span text:style-name="T13">sizeof</text:span><text:span text:style-name="T20">(</text:span><text:span text:style-name="T13">double</text:span><text:span text:style-name="T20">));</text:span></text:p>
            <text:p text:style-name="P25"/>
            <text:p text:style-name="P23"><text:s text:c="8"/><text:span text:style-name="T13">for</text:span><text:span text:style-name="T20"> (</text:span><text:span text:style-name="T13">int</text:span><text:span text:style-name="T20"> </text:span><text:span text:style-name="T21">i</text:span><text:span text:style-name="T20"> </text:span><text:span text:style-name="T13">=</text:span><text:span text:style-name="T20"> </text:span><text:span text:style-name="T33">0</text:span><text:span text:style-name="T20"> ; </text:span><text:span text:style-name="T21">i</text:span><text:span text:style-name="T20"> </text:span><text:span text:style-name="T13">&lt;</text:span><text:span text:style-name="T20"> </text:span><text:span text:style-name="T21">result</text:span><text:span text:style-name="T20">.</text:span><text:span text:style-name="T21">secuencia_len</text:span><text:span text:style-name="T20"> ; </text:span><text:span text:style-name="T21">i</text:span><text:span text:style-name="T13">++</text:span><text:span text:style-name="T20">){</text:span></text:p>
            <text:p text:style-name="P23"><text:s text:c="12"/><text:span text:style-name="T21">result</text:span><text:span text:style-name="T20">.</text:span><text:span text:style-name="T21">secuencia_val</text:span><text:span text:style-name="T20">[</text:span><text:span text:style-name="T21">i</text:span><text:span text:style-name="T20">] </text:span><text:span text:style-name="T13">=</text:span><text:span text:style-name="T20"> arg1.</text:span><text:span text:style-name="T21">secuencia_val</text:span><text:span text:style-name="T20">[</text:span><text:span text:style-name="T21">i</text:span><text:span text:style-name="T20">] </text:span><text:span text:style-name="T13">+</text:span><text:span text:style-name="T20"> arg2.</text:span><text:span text:style-name="T21">secuencia_val</text:span><text:span text:style-name="T20">[</text:span><text:span text:style-name="T21">i</text:span><text:span text:style-name="T20">] ;</text:span></text:p>
            <text:p text:style-name="P23"><text:s text:c="8"/><text:span text:style-name="T20">}</text:span></text:p>
            <text:p text:style-name="P25"/>
            <text:p text:style-name="P23"><text:s text:c="8"/><text:span text:style-name="T13">return</text:span><text:span text:style-name="T20"> </text:span><text:span text:style-name="T13">&amp;</text:span><text:span text:style-name="T21">result</text:span><text:span text:style-name="T20">;</text:span></text:p>
            <text:p text:style-name="P25"><text:span text:style-name="T15">}</text:span></text:p>
          </table:table-cell>
        </table:table-row>
      </table:table>
      <text:p text:style-name="P16"/>
      <text:p text:style-name="P16">En el cliente hacemos las comprobaciones de longitud, para ver que una no sea mayor o menor que la otra. En caso contrario, avisará y terminará la ejecución.</text:p>
      <text:p text:style-name="P16"/>
      <text:p text:style-name="P17">Para usar la función , la estructura sería</text:p>
      <text:p text:style-name="P17"/>
      <table:table table:name="Tabla12" table:style-name="Tabla12">
        <table:table-column table:style-name="Tabla12.A"/>
        <table:table-row table:style-name="TableLine2339120807680">
          <table:table-cell table:style-name="Tabla12.A1" office:value-type="string">
            <text:p text:style-name="P51">/*...*/</text:p>
            <text:p text:style-name="P21"><text:span text:style-name="T12">else</text:span> <text:span text:style-name="T12">if</text:span> (<text:span text:style-name="T22">argc</text:span> <text:span text:style-name="T12">==</text:span> <text:span text:style-name="T32">6</text:span> <text:span text:style-name="T12">&amp;&amp;</text:span> <text:span text:style-name="T16">strcmp</text:span>(<text:span text:style-name="T22">argv</text:span>[<text:span text:style-name="T32">2</text:span>],<text:span text:style-name="T30">"-v2"</text:span>) <text:span text:style-name="T12">==</text:span> <text:span text:style-name="T32">0</text:span>){</text:p>
            <text:p text:style-name="P23"><text:s text:c="8"/><text:span text:style-name="T21">host</text:span><text:span text:style-name="T20"> </text:span><text:span text:style-name="T13">=</text:span><text:span text:style-name="T20"> </text:span><text:span text:style-name="T23">argv</text:span><text:span text:style-name="T20">[</text:span><text:span text:style-name="T33">1</text:span><text:span text:style-name="T20">];</text:span></text:p>
            <text:p text:style-name="P23"><text:s text:c="8"/><text:span text:style-name="T13">char</text:span><text:span text:style-name="T20"> </text:span><text:span text:style-name="T13">*</text:span><text:span text:style-name="T21">filename1</text:span><text:span text:style-name="T20"> </text:span><text:span text:style-name="T13">=</text:span><text:span text:style-name="T20"> </text:span><text:span text:style-name="T23">argv</text:span><text:span text:style-name="T20">[</text:span><text:span text:style-name="T33">3</text:span><text:span text:style-name="T20">] ;</text:span></text:p>
            <text:p text:style-name="P23"><text:s text:c="8"/><text:span text:style-name="T13">char</text:span><text:span text:style-name="T20"> </text:span><text:span text:style-name="T13">*</text:span><text:span text:style-name="T21">filename2</text:span><text:span text:style-name="T20"> </text:span><text:span text:style-name="T13">=</text:span><text:span text:style-name="T20"> </text:span><text:span text:style-name="T23">argv</text:span><text:span text:style-name="T20">[</text:span><text:span text:style-name="T33">5</text:span><text:span text:style-name="T20">] ;</text:span></text:p>
            <text:p text:style-name="P23"><text:s text:c="8"/><text:span text:style-name="T21">operacion</text:span><text:span text:style-name="T20"> </text:span><text:span text:style-name="T13">=</text:span><text:span text:style-name="T20"> </text:span><text:span text:style-name="T23">argv</text:span><text:span text:style-name="T20">[</text:span><text:span text:style-name="T33">4</text:span><text:span text:style-name="T20">];</text:span></text:p>
            <text:p text:style-name="P23"><text:s text:c="8"/><text:span text:style-name="T21">vector1</text:span><text:span text:style-name="T20"> </text:span><text:span text:style-name="T13">=</text:span><text:span text:style-name="T20"> </text:span><text:span text:style-name="T17">read_ints</text:span><text:span text:style-name="T20">(</text:span><text:span text:style-name="T21">filename1</text:span><text:span text:style-name="T20">);</text:span></text:p>
            <text:p text:style-name="P23"><text:s text:c="8"/><text:span text:style-name="T21">vector2</text:span><text:span text:style-name="T20"> </text:span><text:span text:style-name="T13">=</text:span><text:span text:style-name="T20"> </text:span><text:span text:style-name="T17">read_ints</text:span><text:span text:style-name="T20">(</text:span><text:span text:style-name="T21">filename2</text:span><text:span text:style-name="T20">);</text:span></text:p>
            <text:p text:style-name="P23"><text:s text:c="8"/><text:span text:style-name="T21">vector_solucion</text:span><text:span text:style-name="T20"> </text:span><text:span text:style-name="T13">= </text:span><text:span text:style-name="T17">rpc_calc_vectorial</text:span><text:span text:style-name="T20">(</text:span><text:span text:style-name="T21">host</text:span><text:span text:style-name="T20">,</text:span><text:span text:style-name="T21">vector1</text:span><text:span text:style-name="T20">,</text:span><text:span text:style-name="T21">operacion</text:span><text:span text:style-name="T20">,</text:span><text:span text:style-name="T21">vector2</text:span><text:span text:style-name="T20">);</text:span></text:p>
            <text:p text:style-name="P23"><text:s text:c="8"/><text:span text:style-name="T17">printf</text:span><text:span text:style-name="T20"> (</text:span><text:span text:style-name="T31">"</text:span><text:span text:style-name="T27">\n</text:span><text:span text:style-name="T33">%s</text:span><text:span text:style-name="T31"> -&gt; Operación vectorial [</text:span><text:span text:style-name="T33">%s</text:span><text:span text:style-name="T31">] =</text:span><text:span text:style-name="T27">\n</text:span><text:span text:style-name="T31">"</text:span><text:span text:style-name="T20">, </text:span><text:span text:style-name="T21">host</text:span><text:span text:style-name="T20">, </text:span><text:span text:style-name="T21">operacion</text:span><text:span text:style-name="T20">);</text:span></text:p>
            <text:p text:style-name="P23"><text:s text:c="8"/><text:span text:style-name="T17">printf</text:span><text:span text:style-name="T20">(</text:span><text:span text:style-name="T31">"["</text:span><text:span text:style-name="T20">);</text:span></text:p>
            <text:p text:style-name="P23"><text:s text:c="8"/><text:span text:style-name="T13">for</text:span><text:span text:style-name="T20"> (</text:span><text:span text:style-name="T13">int</text:span><text:span text:style-name="T20"> </text:span><text:span text:style-name="T21">i</text:span><text:span text:style-name="T20"> </text:span><text:span text:style-name="T13">=</text:span><text:span text:style-name="T20"> </text:span><text:span text:style-name="T33">0</text:span><text:span text:style-name="T20"> ; </text:span><text:span text:style-name="T21">i</text:span><text:span text:style-name="T20"> </text:span><text:span text:style-name="T13">&lt;</text:span><text:span text:style-name="T20"> </text:span><text:span text:style-name="T21">vector_solucion</text:span><text:span text:style-name="T20">.</text:span><text:span text:style-name="T21">secuencia_len</text:span><text:span text:style-name="T20"> ; </text:span><text:span text:style-name="T21">i</text:span><text:span text:style-name="T13">++</text:span><text:span text:style-name="T20">){</text:span></text:p>
            <text:p text:style-name="P23"><text:s text:c="12"/><text:span text:style-name="T17">printf</text:span><text:span text:style-name="T20">(</text:span><text:span text:style-name="T31">" </text:span><text:span text:style-name="T33">%f</text:span><text:span text:style-name="T31"> "</text:span><text:span text:style-name="T20">, </text:span><text:span text:style-name="T21">vector_solucion</text:span><text:span text:style-name="T20">.</text:span><text:span text:style-name="T21">secuencia_val</text:span><text:span text:style-name="T20">[</text:span><text:span text:style-name="T21">i</text:span><text:span text:style-name="T20">]);</text:span></text:p>
            <text:p text:style-name="P23"><text:s text:c="8"/><text:span text:style-name="T20">}</text:span></text:p>
            <text:p text:style-name="P23"><text:s text:c="8"/><text:span text:style-name="T17">printf</text:span><text:span text:style-name="T20">(</text:span><text:span text:style-name="T31">"]</text:span><text:span text:style-name="T27">\n\n</text:span><text:span text:style-name="T31">"</text:span><text:span text:style-name="T20">);</text:span></text:p>
            <text:p text:style-name="P25"><text:soft-page-break/></text:p>
            <text:p text:style-name="P23"><text:s text:c="8"/><text:span text:style-name="T17">liberarVector</text:span><text:span text:style-name="T20">(</text:span><text:span text:style-name="T21">vector1</text:span><text:span text:style-name="T20">);</text:span></text:p>
            <text:p text:style-name="P23"><text:s text:c="8"/><text:span text:style-name="T17">liberarVector</text:span><text:span text:style-name="T20">(</text:span><text:span text:style-name="T21">vector2</text:span><text:span text:style-name="T20">);</text:span></text:p>
            <text:p text:style-name="P23"><text:s text:c="8"/><text:span text:style-name="T17">liberarVector</text:span><text:span text:style-name="T20">(</text:span><text:span text:style-name="T21">vector_solucion</text:span><text:span text:style-name="T20">);</text:span></text:p>
            <text:p text:style-name="P23"><text:s text:c="4"/><text:span text:style-name="T20">}</text:span></text:p>
            <text:p text:style-name="P47">/*...*/</text:p>
          </table:table-cell>
        </table:table-row>
      </table:table>
      <text:p text:style-name="P16"/>
      <text:p text:style-name="P16">Al hacer los tests:</text:p>
      <text:p text:style-name="P16"/>
      <table:table table:name="Tabla13" table:style-name="Tabla13">
        <table:table-column table:style-name="Tabla13.A" table:number-columns-repeated="2"/>
        <table:table-row table:style-name="TableLine2339120808224">
          <table:table-cell table:style-name="Tabla13.A1" office:value-type="string">
            <text:p text:style-name="P32">./<text:span text:style-name="T34">tests.sh, 2</text:span><text:span text:style-name="T36">9</text:span><text:span text:style-name="T34">-</text:span><text:span text:style-name="T36">32</text:span></text:p>
            <text:p text:style-name="P33">./bin/cliente localhost -v2 ./input_files/vector1.txt + ./input_files/vector2.txt</text:p>
            <text:p text:style-name="P34">./bin/cliente localhost -v2 ./input_files/vector1.txt - ./input_files/vector2.txt</text:p>
            <text:p text:style-name="P34">./bin/cliente localhost -v2 ./input_files/vector1.txt x ./input_files/vector2.txt</text:p>
            <text:p text:style-name="P34">./bin/cliente localhost -v2 ./input_files/vector1.txt : ./input_files/vector2.txt</text:p>
            <text:p text:style-name="P44"/>
          </table:table-cell>
          <table:table-cell table:style-name="Tabla13.B1" office:value-type="string">
            <text:p text:style-name="P48">localhost -&gt; Operación vectorial [+] =<text:line-break/>[ 442.000000 <text:s/>983.000000 <text:s/>356.000000 <text:s/>301.000000 <text:s/>629.000000 <text:s/>776.000000 <text:s/>1014.000000 <text:s/>947.000000 <text:s/>521.000000 <text:s/>354.000000 <text:s/>1084.000000 <text:s/>595.000000 <text:s/>122.000000 <text:s/>827.000000 <text:s/>455.000000 <text:s/>644.000000 <text:s/>948.000000 <text:s/>136.000000 <text:s/>712.000000 <text:s/>236.000000 <text:s/>429.000000 <text:s/>164.000000 <text:s/>776.000000 <text:s/>784.000000 <text:s/>756.000000 <text:s/>106.000000 <text:s/>507.000000 <text:s/>677.000000 <text:s/>421.000000 <text:s/>405.000000 ]<text:line-break/><text:line-break/>Tamaño -&gt; 30 :Tamaño -&gt; 30 :Restamos<text:line-break/>localhost -&gt; Operación vectorial [-] =<text:line-break/>[ 434.000000 <text:s/>871.000000 <text:s/>296.000000 <text:s/>133.000000 <text:s/>437.000000 <text:s/>660.000000 <text:s/>850.000000 <text:s/>913.000000 <text:s/>425.000000 <text:s/>318.000000 <text:s/>906.000000 <text:s/>485.000000 <text:s/>-24.000000 <text:s/>771.000000 <text:s/>311.000000 <text:s/>552.000000 <text:s/>934.000000 <text:s/>92.000000 <text:s/>524.000000 <text:s/>60.000000 <text:s/>289.000000 <text:s/>112.000000 <text:s/>772.000000 <text:s/>604.000000 <text:s/>608.000000 <text:s/>-48.000000 <text:s/>419.000000 <text:s/>487.000000 <text:s/>363.000000 <text:s/>333.000000 ]<text:line-break/><text:line-break/>Tamaño -&gt; 30 :Tamaño -&gt; 30 :Multiplicamos<text:line-break/>localhost -&gt; Operación vectorial [x] =<text:line-break/>[ 1752.000000 <text:s/>51912.000000 <text:s/>9780.000000 <text:s/>18228.000000 <text:s/>51168.000000 <text:s/>41644.000000 <text:s/>76424.000000 <text:s/>15810.000000 <text:s/>22704.000000 <text:s/>6048.000000 <text:s/>88555.000000 <text:s/>29700.000000 <text:s/>3577.000000 <text:s/>22372.000000 <text:s/>27576.000000 <text:s/>27508.000000 <text:s/>6587.000000 <text:s/>2508.000000 <text:s/>58092.000000 <text:s/>13024.000000 <text:s/>25130.000000 <text:s/>3588.000000 <text:s/>1548.000000 <text:s/>62460.000000 <text:s/>50468.000000 <text:s/>2233.000000 <text:s/>20372.000000 <text:s/>55290.000000 <text:s/>11368.000000 <text:s/>13284.000000 ]<text:line-break/><text:line-break/>Tamaño -&gt; 30 :Tamaño -&gt; 30 :Dividimos<text:line-break/>localhost -&gt; Operación vectorial [:] =<text:line-break/>[ 109.500000 <text:s/>16.553571 <text:s/>10.866667 <text:s/>2.583333 <text:s/>5.552083 <text:s/>12.379310 <text:s/>11.365854 <text:s/>54.705882 <text:s/>9.854167 <text:s/>18.666667 <text:s/>11.179775 <text:s/>9.818182 <text:s/>0.671233 <text:s/>28.535714 <text:s/><text:soft-page-break/>5.319444 <text:s/>13.000000 <text:s/>134.428571 <text:s/>5.181818 <text:s/>6.574468 <text:s/>1.681818 <text:s/>5.128571 <text:s/>5.307692 <text:s/>387.000000 <text:s/>7.711111 <text:s/>9.216216 <text:s/>0.376623 <text:s/>10.522727 <text:s/>6.126316 <text:s/>13.517241 <text:s/>10.250000 ]</text:p>
          </table:table-cell>
        </table:table-row>
      </table:table>
      <text:p text:style-name="P14"/>
      <text:p text:style-name="P2"/>
      <text:p text:style-name="P2"/>
      <text:p text:style-name="P4">5. Matrices : Operaciones entre matrices</text:p>
      <text:p text:style-name="P2"/>
      <text:p text:style-name="P13">En el caso de l<text:span text:style-name="T36">as matrices</text:span>, habría que definirlo en calculadora.x usando <text:span text:style-name="T10">typedef </text:span><text:span text:style-name="T11">[NOMBRE_ARRAY</text:span><text:span text:style-name="T10">] [nombre_</text:span><text:span text:style-name="T11">matriz</text:span><text:span text:style-name="T10">]&lt;&gt;</text:span><text:span text:style-name="T37">, </text:span><text:span text:style-name="T38">habiendo definido previamente el array con el </text:span><text:span text:style-name="T11">typedef</text:span><text:span text:style-name="T38"> correspondiente.</text:span></text:p>
      <text:p text:style-name="P13"><text:span text:style-name="T38"/></text:p>
      <text:p text:style-name="P38"><text:span text:style-name="T4">Así pues, definimos un</text:span><text:span text:style-name="T5">a matriz</text:span><text:span text:style-name="T4"> de double </text:span><text:span text:style-name="T5">(que sería un </text:span><text:span text:style-name="T6">array</text:span><text:span text:style-name="T5"> de </text:span><text:span text:style-name="T6">arrays</text:span><text:span text:style-name="T5"> de </text:span><text:span text:style-name="T11">double</text:span><text:span text:style-name="T5">) </text:span><text:span text:style-name="T4">y algunas operaciones para las que usar </text:span><text:span text:style-name="T5">dos matrices</text:span><text:span text:style-name="T4">.</text:span></text:p>
      <text:p text:style-name="P38"><text:span text:style-name="T4"/></text:p>
      <table:table table:name="Tabla15" table:style-name="Tabla15">
        <table:table-column table:style-name="Tabla15.A"/>
        <table:table-row table:style-name="TableLine2339120740224">
          <table:table-cell table:style-name="Tabla15.A1" office:value-type="string">
            <text:p text:style-name="P45">typedef double secuencia&lt;&gt;;</text:p>
            <text:p text:style-name="P45">typedef secuencia matriz&lt;&gt;;</text:p>
            <text:p text:style-name="P45"/>
            <text:p text:style-name="P45">matriz sumaMatrices(matriz,matriz) = 13;</text:p>
            <text:p text:style-name="P45"><text:s/>matriz restaMatrices(matriz,matriz) = 14;</text:p>
            <text:p text:style-name="P45">matriz productoMatrices(matriz,matriz) = 15;</text:p>
          </table:table-cell>
        </table:table-row>
      </table:table>
      <text:p text:style-name="P38"><text:span text:style-name="T4"/></text:p>
      <text:p text:style-name="P38"><text:span text:style-name="T4"/></text:p>
      <text:p text:style-name="P39"><text:span text:style-name="T4">E</text:span><text:span text:style-name="T2">n el servidor, como hay que generar una nueva matriz, </text:span><text:span text:style-name="T7">se debe reservar la memoria. Por ejemplo, al sumar matrices:</text:span></text:p>
      <table:table table:name="Tabla17" table:style-name="Tabla17">
        <table:table-column table:style-name="Tabla17.A"/>
        <table:table-row table:style-name="TableLine2339120879760">
          <table:table-cell table:style-name="Tabla17.A1" office:value-type="string">
            <text:p text:style-name="P22"><text:span text:style-name="T18">matriz</text:span> <text:span text:style-name="T12">*</text:span></text:p>
            <text:p text:style-name="P22"><text:span text:style-name="T16">sumamatrices_1_svc</text:span>(<text:span text:style-name="T18">matriz</text:span> <text:span text:style-name="T22">arg1</text:span>, <text:span text:style-name="T18">matriz</text:span> <text:span text:style-name="T22">arg2</text:span>, <text:s/><text:span text:style-name="T12">struct</text:span> <text:span text:style-name="T18">svc_req</text:span> <text:span text:style-name="T12">*</text:span><text:span text:style-name="T22">rqstp</text:span>)</text:p>
            <text:p text:style-name="P22">{</text:p>
            <text:p text:style-name="P23"><text:s text:c="8"/><text:span text:style-name="T13">static</text:span><text:span text:style-name="T20"> </text:span><text:span text:style-name="T19">matriz</text:span><text:span text:style-name="T20"> <text:s/></text:span><text:span text:style-name="T21">result</text:span><text:span text:style-name="T20">;</text:span></text:p>
            <text:p text:style-name="P23"><text:s text:c="8"/><text:span text:style-name="T13">int</text:span><text:span text:style-name="T20"> </text:span><text:span text:style-name="T21">filas</text:span><text:span text:style-name="T20">, </text:span><text:span text:style-name="T21">columnas</text:span><text:span text:style-name="T20"> ;</text:span></text:p>
            <text:p text:style-name="P25"/>
            <text:p text:style-name="P23"><text:s text:c="8"/><text:span text:style-name="T21">filas</text:span><text:span text:style-name="T20"> </text:span><text:span text:style-name="T13">=</text:span><text:span text:style-name="T20"> </text:span><text:span text:style-name="T23">arg1</text:span><text:span text:style-name="T20">.</text:span><text:span text:style-name="T21">matriz_len</text:span><text:span text:style-name="T20">;</text:span></text:p>
            <text:p text:style-name="P23"><text:s text:c="8"/><text:span text:style-name="T21">columnas</text:span><text:span text:style-name="T20"> </text:span><text:span text:style-name="T13">=</text:span><text:span text:style-name="T20"> </text:span><text:span text:style-name="T23">arg1</text:span><text:span text:style-name="T20">.</text:span><text:span text:style-name="T21">matriz_val</text:span><text:span text:style-name="T20">[</text:span><text:span text:style-name="T33">0</text:span><text:span text:style-name="T20">].</text:span><text:span text:style-name="T21">secuencia_len</text:span><text:span text:style-name="T20"> ; </text:span></text:p>
            <text:p text:style-name="P25"/>
            <text:p text:style-name="P23"><text:s text:c="8"/><text:span text:style-name="T21">result</text:span><text:span text:style-name="T20">.</text:span><text:span text:style-name="T21">matriz_len</text:span><text:span text:style-name="T20"> </text:span><text:span text:style-name="T13">=</text:span><text:span text:style-name="T20"> </text:span><text:span text:style-name="T21">filas</text:span><text:span text:style-name="T20">;</text:span></text:p>
            <text:p text:style-name="P23"><text:s text:c="8"/><text:span text:style-name="T21">result</text:span><text:span text:style-name="T20">.</text:span><text:span text:style-name="T21">matriz_val</text:span><text:span text:style-name="T20"> </text:span><text:span text:style-name="T13">=</text:span><text:span text:style-name="T20"> </text:span><text:span text:style-name="T17">malloc</text:span><text:span text:style-name="T20">(</text:span><text:span text:style-name="T21">filas</text:span><text:span text:style-name="T20"> </text:span><text:span text:style-name="T13">*</text:span><text:span text:style-name="T20"> </text:span><text:span text:style-name="T13">sizeof</text:span><text:span text:style-name="T20">(</text:span><text:span text:style-name="T19">secuencia</text:span><text:span text:style-name="T20">)) ;</text:span></text:p>
            <text:p text:style-name="P25"/>
            <text:p text:style-name="P23"><text:s text:c="8"/><text:span text:style-name="T13">for</text:span><text:span text:style-name="T20"> (</text:span><text:span text:style-name="T19">size_t</text:span><text:span text:style-name="T20"> </text:span><text:span text:style-name="T21">i</text:span><text:span text:style-name="T20"> </text:span><text:span text:style-name="T13">=</text:span><text:span text:style-name="T20"> </text:span><text:span text:style-name="T33">0</text:span><text:span text:style-name="T20">; </text:span><text:span text:style-name="T21">i</text:span><text:span text:style-name="T20"> </text:span><text:span text:style-name="T13">&lt;</text:span><text:span text:style-name="T20"> </text:span><text:span text:style-name="T21">filas</text:span><text:span text:style-name="T20">; </text:span><text:span text:style-name="T21">i</text:span><text:span text:style-name="T13">++</text:span><text:span text:style-name="T20">)</text:span></text:p>
            <text:p text:style-name="P23"><text:s text:c="8"/><text:span text:style-name="T20">{</text:span></text:p>
            <text:p text:style-name="P23"><text:s text:c="12"/></text:p>
            <text:p text:style-name="P23"><text:s text:c="12"/><text:span text:style-name="T19">secuencia</text:span><text:span text:style-name="T20"> </text:span><text:span text:style-name="T21">fila</text:span><text:span text:style-name="T20">;</text:span></text:p>
            <text:p text:style-name="P23"><text:s text:c="12"/><text:span text:style-name="T21">fila</text:span><text:span text:style-name="T20">.</text:span><text:span text:style-name="T21">secuencia_len</text:span><text:span text:style-name="T20"> </text:span><text:span text:style-name="T13">=</text:span><text:span text:style-name="T20"> </text:span><text:span text:style-name="T21">columnas</text:span><text:span text:style-name="T20"> ;</text:span></text:p>
            <text:p text:style-name="P23"><text:s text:c="12"/><text:span text:style-name="T21">fila</text:span><text:span text:style-name="T20">.</text:span><text:span text:style-name="T21">secuencia_val</text:span><text:span text:style-name="T20"> </text:span><text:span text:style-name="T13">=</text:span><text:span text:style-name="T20"> </text:span><text:span text:style-name="T17">malloc</text:span><text:span text:style-name="T20">(</text:span><text:span text:style-name="T21">columnas</text:span><text:span text:style-name="T20"> </text:span><text:span text:style-name="T13">*</text:span><text:span text:style-name="T20"> </text:span><text:span text:style-name="T13">sizeof</text:span><text:span text:style-name="T20">(</text:span><text:span text:style-name="T13">double</text:span><text:span text:style-name="T20">));</text:span></text:p>
            <text:p text:style-name="P23"><text:s text:c="12"/><text:span text:style-name="T21">result</text:span><text:span text:style-name="T20">.</text:span><text:span text:style-name="T21">matriz_val</text:span><text:span text:style-name="T20">[</text:span><text:span text:style-name="T21">i</text:span><text:span text:style-name="T20">] </text:span><text:span text:style-name="T13">=</text:span><text:span text:style-name="T20"> </text:span><text:span text:style-name="T21">fila</text:span><text:span text:style-name="T20"> ;</text:span></text:p>
            <text:p text:style-name="P25"><text:soft-page-break/></text:p>
            <text:p text:style-name="P23"><text:s text:c="12"/><text:span text:style-name="T13">for</text:span><text:span text:style-name="T20"> (</text:span><text:span text:style-name="T19">size_t</text:span><text:span text:style-name="T20"> </text:span><text:span text:style-name="T21">j</text:span><text:span text:style-name="T20"> </text:span><text:span text:style-name="T13">=</text:span><text:span text:style-name="T20"> </text:span><text:span text:style-name="T33">0</text:span><text:span text:style-name="T20">; </text:span><text:span text:style-name="T21">j</text:span><text:span text:style-name="T20"> </text:span><text:span text:style-name="T13">&lt;</text:span><text:span text:style-name="T20"> </text:span><text:span text:style-name="T21">columnas</text:span><text:span text:style-name="T20">; </text:span><text:span text:style-name="T21">j</text:span><text:span text:style-name="T13">++</text:span><text:span text:style-name="T20">)</text:span></text:p>
            <text:p text:style-name="P23"><text:s text:c="12"/><text:span text:style-name="T20">{</text:span></text:p>
            <text:p text:style-name="P23"><text:s text:c="16"/><text:span text:style-name="T21">fila</text:span><text:span text:style-name="T20">.</text:span><text:span text:style-name="T21">secuencia_val</text:span><text:span text:style-name="T20">[</text:span><text:span text:style-name="T21">j</text:span><text:span text:style-name="T20">] </text:span><text:span text:style-name="T13">=</text:span><text:span text:style-name="T20"> </text:span><text:span text:style-name="T23">arg1</text:span><text:span text:style-name="T20">.</text:span><text:span text:style-name="T21">matriz_val</text:span><text:span text:style-name="T20">[</text:span><text:span text:style-name="T21">i</text:span><text:span text:style-name="T20">].</text:span><text:span text:style-name="T21">secuencia_val</text:span><text:span text:style-name="T20">[</text:span><text:span text:style-name="T21">j</text:span><text:span text:style-name="T20">] </text:span><text:span text:style-name="T13">+</text:span><text:span text:style-name="T20"> </text:span><text:span text:style-name="T23">arg2</text:span><text:span text:style-name="T20">.</text:span><text:span text:style-name="T21">matriz_val</text:span><text:span text:style-name="T20">[</text:span><text:span text:style-name="T21">i</text:span><text:span text:style-name="T20">].</text:span><text:span text:style-name="T21">secuencia_val</text:span><text:span text:style-name="T20">[</text:span><text:span text:style-name="T21">j</text:span><text:span text:style-name="T20">] ;</text:span></text:p>
            <text:p text:style-name="P23"><text:s text:c="12"/><text:span text:style-name="T20">}</text:span></text:p>
            <text:p text:style-name="P23"><text:s text:c="12"/></text:p>
            <text:p text:style-name="P23"><text:s text:c="12"/></text:p>
            <text:p text:style-name="P23"><text:s text:c="8"/><text:span text:style-name="T20">}</text:span></text:p>
            <text:p text:style-name="P23"><text:s text:c="8"/></text:p>
            <text:p text:style-name="P25"/>
            <text:p text:style-name="P23"><text:s text:c="8"/><text:span text:style-name="T13">return</text:span><text:span text:style-name="T20"> </text:span><text:span text:style-name="T13">&amp;</text:span><text:span text:style-name="T21">result</text:span><text:span text:style-name="T20">;</text:span></text:p>
            <text:p text:style-name="P22">}</text:p>
            <text:p text:style-name="P47"/>
          </table:table-cell>
        </table:table-row>
      </table:table>
      <text:p text:style-name="P39"><text:span text:style-name="T7"/></text:p>
      <text:p text:style-name="P39"><text:span text:style-name="T7"/></text:p>
      <text:p text:style-name="P41"><text:span text:style-name="T7">En el cliente, hay que leer la matriz desde archivo, desde donde también se reserva la memoria dinámica, y luego se libera:</text:span></text:p>
      <table:table table:name="Tabla18" table:style-name="Tabla18">
        <table:table-column table:style-name="Tabla18.A"/>
        <table:table-row table:style-name="TableLine2339120874048">
          <table:table-cell table:style-name="Tabla18.A1" office:value-type="string">
            <text:p text:style-name="P22"><text:span text:style-name="T18">matriz</text:span> <text:span text:style-name="T16">read_matrix</text:span> (<text:span text:style-name="T12">const</text:span> <text:span text:style-name="T12">char*</text:span> <text:span text:style-name="T22">file_name</text:span>)</text:p>
            <text:p text:style-name="P22">{</text:p>
            <text:p text:style-name="P23"><text:s text:c="2"/><text:span text:style-name="T19">FILE</text:span><text:span text:style-name="T13">*</text:span><text:span text:style-name="T20"> </text:span><text:span text:style-name="T21">file</text:span><text:span text:style-name="T20"> </text:span><text:span text:style-name="T13">=</text:span><text:span text:style-name="T20"> </text:span><text:span text:style-name="T17">fopen</text:span><text:span text:style-name="T20"> (</text:span><text:span text:style-name="T23">file_name</text:span><text:span text:style-name="T20">, </text:span><text:span text:style-name="T31">"r"</text:span><text:span text:style-name="T20">);</text:span></text:p>
            <text:p text:style-name="P23"><text:s text:c="2"/><text:span text:style-name="T19">matriz</text:span><text:span text:style-name="T20"> </text:span><text:span text:style-name="T21">matriz_resultado</text:span><text:span text:style-name="T20">;</text:span></text:p>
            <text:p text:style-name="P23"><text:s text:c="2"/><text:span text:style-name="T13">int</text:span><text:span text:style-name="T20"> </text:span><text:span text:style-name="T21">filas</text:span><text:span text:style-name="T20">, </text:span><text:span text:style-name="T21">columnas</text:span><text:span text:style-name="T20"> ;</text:span></text:p>
            <text:p text:style-name="P23"><text:s text:c="2"/><text:span text:style-name="T13">int</text:span><text:span text:style-name="T20"> </text:span><text:span text:style-name="T21">i</text:span><text:span text:style-name="T20"> </text:span><text:span text:style-name="T13">=</text:span><text:span text:style-name="T20"> </text:span><text:span text:style-name="T33">0</text:span><text:span text:style-name="T20">;</text:span></text:p>
            <text:p text:style-name="P23"><text:s text:c="2"/><text:span text:style-name="T13">int</text:span><text:span text:style-name="T20"> </text:span><text:span text:style-name="T21">iterador</text:span><text:span text:style-name="T20"> </text:span><text:span text:style-name="T13">=</text:span><text:span text:style-name="T20"> </text:span><text:span text:style-name="T33">0</text:span><text:span text:style-name="T20">;</text:span></text:p>
            <text:p text:style-name="P25"/>
            <text:p text:style-name="P23"><text:s text:c="2"/><text:span text:style-name="T17">fscanf</text:span><text:span text:style-name="T20"> (</text:span><text:span text:style-name="T21">file</text:span><text:span text:style-name="T20">, </text:span><text:span text:style-name="T31">"</text:span><text:span text:style-name="T33">%d</text:span><text:span text:style-name="T31">"</text:span><text:span text:style-name="T20">, </text:span><text:span text:style-name="T13">&amp;</text:span><text:span text:style-name="T21">i</text:span><text:span text:style-name="T20">);</text:span></text:p>
            <text:p text:style-name="P23"><text:s text:c="2"/><text:span text:style-name="T21">filas</text:span><text:span text:style-name="T20"> </text:span><text:span text:style-name="T13">=</text:span><text:span text:style-name="T20"> </text:span><text:span text:style-name="T21">i</text:span><text:span text:style-name="T20"> ;</text:span></text:p>
            <text:p text:style-name="P23"><text:s text:c="2"/><text:span text:style-name="T17">fscanf</text:span><text:span text:style-name="T20"> (</text:span><text:span text:style-name="T21">file</text:span><text:span text:style-name="T20">, </text:span><text:span text:style-name="T31">"</text:span><text:span text:style-name="T33">%d</text:span><text:span text:style-name="T31">"</text:span><text:span text:style-name="T20">, </text:span><text:span text:style-name="T13">&amp;</text:span><text:span text:style-name="T21">i</text:span><text:span text:style-name="T20">);</text:span></text:p>
            <text:p text:style-name="P23"><text:s text:c="2"/><text:span text:style-name="T21">columnas</text:span><text:span text:style-name="T20"> </text:span><text:span text:style-name="T13">=</text:span><text:span text:style-name="T20"> </text:span><text:span text:style-name="T21">i</text:span><text:span text:style-name="T20">;</text:span></text:p>
            <text:p text:style-name="P23"><text:s text:c="2"/><text:span text:style-name="T17">printf</text:span><text:span text:style-name="T20"> (</text:span><text:span text:style-name="T31">"Tamaño de matriz-&gt; </text:span><text:span text:style-name="T33">%d</text:span><text:span text:style-name="T31"> x </text:span><text:span text:style-name="T33">%d</text:span><text:span text:style-name="T31"> :</text:span><text:span text:style-name="T27">\n</text:span><text:span text:style-name="T31">"</text:span><text:span text:style-name="T20">, </text:span><text:span text:style-name="T21">filas</text:span><text:span text:style-name="T20">, </text:span><text:span text:style-name="T21">columnas</text:span><text:span text:style-name="T20">); </text:span></text:p>
            <text:p text:style-name="P25"/>
            <text:p text:style-name="P23"><text:s text:c="2"/><text:span text:style-name="T21">matriz_resultado</text:span><text:span text:style-name="T20">.</text:span><text:span text:style-name="T21">matriz_len</text:span><text:span text:style-name="T20"> </text:span><text:span text:style-name="T13">=</text:span><text:span text:style-name="T20"> </text:span><text:span text:style-name="T21">filas</text:span><text:span text:style-name="T20">;</text:span></text:p>
            <text:p text:style-name="P23"><text:s text:c="2"/><text:span text:style-name="T21">matriz_resultado</text:span><text:span text:style-name="T20">.</text:span><text:span text:style-name="T21">matriz_val</text:span><text:span text:style-name="T20"> </text:span><text:span text:style-name="T13">=</text:span><text:span text:style-name="T20"> </text:span><text:span text:style-name="T17">malloc</text:span><text:span text:style-name="T20">(</text:span><text:span text:style-name="T21">columnas</text:span><text:span text:style-name="T20"> </text:span><text:span text:style-name="T13">*</text:span><text:span text:style-name="T20"> </text:span><text:span text:style-name="T13">sizeof</text:span><text:span text:style-name="T20">(</text:span><text:span text:style-name="T19">secuencia</text:span><text:span text:style-name="T20">)) ;</text:span></text:p>
            <text:p text:style-name="P25"/>
            <text:p text:style-name="P23"><text:s text:c="2"/><text:span text:style-name="T13">for</text:span><text:span text:style-name="T20"> (</text:span><text:span text:style-name="T13">int</text:span><text:span text:style-name="T20"> </text:span><text:span text:style-name="T21">sec</text:span><text:span text:style-name="T20"> </text:span><text:span text:style-name="T13">=</text:span><text:span text:style-name="T20"> </text:span><text:span text:style-name="T33">0</text:span><text:span text:style-name="T20"> ; </text:span><text:span text:style-name="T21">sec</text:span><text:span text:style-name="T20"> </text:span><text:span text:style-name="T13">&lt;</text:span><text:span text:style-name="T20"> </text:span><text:span text:style-name="T21">matriz_resultado</text:span><text:span text:style-name="T20">.</text:span><text:span text:style-name="T21">matriz_len</text:span><text:span text:style-name="T20"> ; </text:span><text:span text:style-name="T21">sec</text:span><text:span text:style-name="T13">++</text:span><text:span text:style-name="T20">){</text:span></text:p>
            <text:p text:style-name="P23"><text:s text:c="6"/><text:span text:style-name="T19">secuencia</text:span><text:span text:style-name="T20"> </text:span><text:span text:style-name="T21">fila</text:span><text:span text:style-name="T20">;</text:span></text:p>
            <text:p text:style-name="P23"><text:s text:c="6"/><text:span text:style-name="T21">fila</text:span><text:span text:style-name="T20">.</text:span><text:span text:style-name="T21">secuencia_len</text:span><text:span text:style-name="T20"> </text:span><text:span text:style-name="T13">=</text:span><text:span text:style-name="T20"> </text:span><text:span text:style-name="T21">columnas</text:span><text:span text:style-name="T20"> ;</text:span></text:p>
            <text:p text:style-name="P23"><text:s text:c="6"/><text:span text:style-name="T21">fila</text:span><text:span text:style-name="T20">.</text:span><text:span text:style-name="T21">secuencia_val</text:span><text:span text:style-name="T20"> </text:span><text:span text:style-name="T13">=</text:span><text:span text:style-name="T20"> </text:span><text:span text:style-name="T17">malloc</text:span><text:span text:style-name="T20">(</text:span><text:span text:style-name="T21">columnas</text:span><text:span text:style-name="T20"> </text:span><text:span text:style-name="T13">*</text:span><text:span text:style-name="T20"> </text:span><text:span text:style-name="T13">sizeof</text:span><text:span text:style-name="T20">(</text:span><text:span text:style-name="T13">double</text:span><text:span text:style-name="T20">));</text:span></text:p>
            <text:p text:style-name="P23"><text:s text:c="6"/><text:span text:style-name="T21">matriz_resultado</text:span><text:span text:style-name="T20">.</text:span><text:span text:style-name="T21">matriz_val</text:span><text:span text:style-name="T20">[</text:span><text:span text:style-name="T21">sec</text:span><text:span text:style-name="T20">] </text:span><text:span text:style-name="T13">=</text:span><text:span text:style-name="T20"> </text:span><text:span text:style-name="T21">fila</text:span><text:span text:style-name="T20"> ;</text:span></text:p>
            <text:p text:style-name="P23"><text:s text:c="2"/><text:span text:style-name="T20">}</text:span></text:p>
            <text:p text:style-name="P23"><text:s text:c="2"/></text:p>
            <text:p text:style-name="P23"><text:s text:c="2"/><text:span text:style-name="T13">while</text:span><text:span text:style-name="T20"> (</text:span><text:span text:style-name="T13">!</text:span><text:span text:style-name="T17">feof</text:span><text:span text:style-name="T20"> (</text:span><text:span text:style-name="T21">file</text:span><text:span text:style-name="T20">))</text:span></text:p>
            <text:p text:style-name="P23"><text:s text:c="4"/><text:span text:style-name="T20">{ <text:s/></text:span></text:p>
            <text:p text:style-name="P23"><text:s text:c="6"/><text:span text:style-name="T17">fscanf</text:span><text:span text:style-name="T20"> (</text:span><text:span text:style-name="T21">file</text:span><text:span text:style-name="T20">, </text:span><text:span text:style-name="T31">"</text:span><text:span text:style-name="T33">%d</text:span><text:span text:style-name="T31">"</text:span><text:span text:style-name="T20">, </text:span><text:span text:style-name="T13">&amp;</text:span><text:span text:style-name="T21">i</text:span><text:span text:style-name="T20">); <text:s/></text:span></text:p>
            <text:p text:style-name="P23"><text:s text:c="6"/><text:span text:style-name="T21">matriz_resultado</text:span><text:span text:style-name="T20">.</text:span><text:span text:style-name="T21">matriz_val</text:span><text:span text:style-name="T20">[(</text:span><text:span text:style-name="T13">int</text:span><text:span text:style-name="T20">)(</text:span><text:span text:style-name="T21">iterador</text:span><text:span text:style-name="T13">/</text:span><text:span text:style-name="T21">filas</text:span><text:span text:style-name="T20">)].</text:span><text:span text:style-name="T21">secuencia_val</text:span><text:span text:style-name="T20">[(</text:span><text:span text:style-name="T13">int</text:span><text:span text:style-name="T20">)</text:span><text:soft-page-break/><text:span text:style-name="T20">(</text:span><text:span text:style-name="T21">iterador</text:span><text:span text:style-name="T13">%</text:span><text:span text:style-name="T21">filas</text:span><text:span text:style-name="T20">)] </text:span><text:span text:style-name="T13">=</text:span><text:span text:style-name="T20"> </text:span><text:span text:style-name="T21">i</text:span><text:span text:style-name="T20">;</text:span></text:p>
            <text:p text:style-name="P23"><text:s text:c="6"/><text:span text:style-name="T21">iterador</text:span><text:span text:style-name="T13">++</text:span><text:span text:style-name="T20">; </text:span></text:p>
            <text:p text:style-name="P23"><text:s text:c="4"/><text:span text:style-name="T20">}</text:span></text:p>
            <text:p text:style-name="P23"><text:s text:c="2"/><text:span text:style-name="T17">fclose</text:span><text:span text:style-name="T20"> (</text:span><text:span text:style-name="T21">file</text:span><text:span text:style-name="T20">); <text:s/></text:span></text:p>
            <text:p text:style-name="P25"/>
            <text:p text:style-name="P23"><text:s text:c="2"/><text:span text:style-name="T13">return</text:span><text:span text:style-name="T20"> </text:span><text:span text:style-name="T21">matriz_resultado</text:span><text:span text:style-name="T20">; <text:s text:c="5"/></text:span></text:p>
            <text:p text:style-name="P22">}</text:p>
            <text:p text:style-name="P47"/>
          </table:table-cell>
        </table:table-row>
        <table:table-row table:style-name="TableLine2339120874048">
          <table:table-cell table:style-name="Tabla18.A2" office:value-type="string">
            <text:p text:style-name="P22"><text:span text:style-name="T12">void</text:span> <text:span text:style-name="T16">liberarMatriz</text:span> (<text:span text:style-name="T18">matriz</text:span> <text:span text:style-name="T22">aBorrar</text:span>){</text:p>
            <text:p text:style-name="P23"><text:s text:c="4"/><text:span text:style-name="T13">for</text:span><text:span text:style-name="T20"> (</text:span><text:span text:style-name="T13">int</text:span><text:span text:style-name="T20"> </text:span><text:span text:style-name="T21">i</text:span><text:span text:style-name="T20"> </text:span><text:span text:style-name="T13">=</text:span><text:span text:style-name="T20"> </text:span><text:span text:style-name="T33">0</text:span><text:span text:style-name="T20"> ; </text:span><text:span text:style-name="T21">i</text:span><text:span text:style-name="T20"> </text:span><text:span text:style-name="T13">&lt;</text:span><text:span text:style-name="T20"> </text:span><text:span text:style-name="T23">aBorrar</text:span><text:span text:style-name="T20">.</text:span><text:span text:style-name="T21">matriz_len</text:span><text:span text:style-name="T20"> ; </text:span><text:span text:style-name="T21">i</text:span><text:span text:style-name="T13">++</text:span><text:span text:style-name="T20">){</text:span></text:p>
            <text:p text:style-name="P23"><text:s text:c="8"/><text:span text:style-name="T17">liberarVector</text:span><text:span text:style-name="T20">(</text:span><text:span text:style-name="T23">aBorrar</text:span><text:span text:style-name="T20">.</text:span><text:span text:style-name="T21">matriz_val</text:span><text:span text:style-name="T20">[</text:span><text:span text:style-name="T21">i</text:span><text:span text:style-name="T20">]);</text:span></text:p>
            <text:p text:style-name="P23"><text:s text:c="4"/><text:span text:style-name="T20">}</text:span></text:p>
            <text:p text:style-name="P23"><text:s text:c="4"/><text:span text:style-name="T23">aBorrar</text:span><text:span text:style-name="T20">.</text:span><text:span text:style-name="T21">matriz_len</text:span><text:span text:style-name="T20"> </text:span><text:span text:style-name="T13">=</text:span><text:span text:style-name="T20"> </text:span><text:span text:style-name="T33">0</text:span><text:span text:style-name="T20">;</text:span></text:p>
            <text:p text:style-name="P23"><text:s text:c="4"/><text:span text:style-name="T17">free</text:span><text:span text:style-name="T20">(</text:span><text:span text:style-name="T23">aBorrar</text:span><text:span text:style-name="T20">.</text:span><text:span text:style-name="T21">matriz_val</text:span><text:span text:style-name="T20">);</text:span></text:p>
            <text:p text:style-name="P22">}</text:p>
            <text:p text:style-name="P47"/>
          </table:table-cell>
        </table:table-row>
      </table:table>
      <text:p text:style-name="P41"><text:span text:style-name="T7"/></text:p>
      <text:p text:style-name="P39"><text:span text:style-name="T2"/></text:p>
      <text:p text:style-name="P40"><text:span text:style-name="T2">Al hacer los tests:</text:span></text:p>
      <table:table table:name="Tabla16" table:style-name="Tabla16">
        <table:table-column table:style-name="Tabla16.A" table:number-columns-repeated="2"/>
        <table:table-row table:style-name="TableLine2339120810944">
          <table:table-cell table:style-name="Tabla16.A1" office:value-type="string">
            <text:p text:style-name="P28">./bin/cliente localhost -m ./input_files/matriz1.txt + ./input_files/matriz2.txt</text:p>
            <text:p text:style-name="P28">./bin/cliente localhost -m ./input_files/matriz1.txt - ./input_files/matriz2.txt</text:p>
            <text:p text:style-name="P28">./bin/cliente localhost -m ./input_files/matriz1.txt x ./input_files/matriz2.txt</text:p>
            <text:p text:style-name="P47"/>
          </table:table-cell>
          <table:table-cell table:style-name="Tabla16.B1" office:value-type="string">
            <text:p text:style-name="P46">Tamaño de matriz-&gt; 4 x 4 :<text:line-break/>Tamaño de matriz-&gt; 4 x 4 :<text:line-break/>Sumamos<text:line-break/>localhost -&gt; Operación vectorial [+] =<text:line-break/>[ 10.000000 <text:s/>82.000000 <text:s/>39.000000 <text:s/>79.000000 ]<text:line-break/>[ 54.000000 <text:s/>19.000000 <text:s/>91.000000 <text:s/>73.000000 ]<text:line-break/>[ 26.000000 <text:s/>51.000000 <text:s/>20.000000 <text:s/>62.000000 ]<text:line-break/>[ 64.000000 <text:s/>100.000000 <text:s/>49.000000 <text:s/>18.000000 ]<text:line-break/><text:line-break/><text:line-break/>[ 21.000000 <text:s/>19.000000 <text:s/>91.000000 <text:s/>99.000000 ]<text:line-break/>[ 41.000000 <text:s/>57.000000 <text:s/>83.000000 <text:s/>76.000000 ]<text:line-break/>[ 15.000000 <text:s/>31.000000 <text:s/>33.000000 <text:s/>16.000000 ]<text:line-break/>[ 70.000000 <text:s/>59.000000 <text:s/>82.000000 <text:s/>84.000000 ]<text:line-break/><text:line-break/><text:line-break/>Resultado: <text:line-break/>[ 31.000000 <text:s/>101.000000 <text:s/>130.000000 <text:s/>178.000000 ]<text:line-break/>[ 95.000000 <text:s/>76.000000 <text:s/>174.000000 <text:s/>149.000000 ]<text:line-break/>[ 41.000000 <text:s/>82.000000 <text:s/>53.000000 <text:s/>78.000000 ]<text:line-break/>[ 134.000000 <text:s/>159.000000 <text:s/>131.000000 <text:s/>102.000000 ]<text:line-break/><text:line-break/><text:line-break/>Tamaño de matriz-&gt; 4 x 4 :<text:line-break/><text:soft-page-break/>Tamaño de matriz-&gt; 4 x 4 :<text:line-break/>Restamos<text:line-break/>localhost -&gt; Operación vectorial [-] =<text:line-break/>[ 10.000000 <text:s/>82.000000 <text:s/>39.000000 <text:s/>79.000000 ]<text:line-break/>[ 54.000000 <text:s/>19.000000 <text:s/>91.000000 <text:s/>73.000000 ]<text:line-break/>[ 26.000000 <text:s/>51.000000 <text:s/>20.000000 <text:s/>62.000000 ]<text:line-break/>[ 64.000000 <text:s/>100.000000 <text:s/>49.000000 <text:s/>18.000000 ]<text:line-break/><text:line-break/><text:line-break/>[ 21.000000 <text:s/>19.000000 <text:s/>91.000000 <text:s/>99.000000 ]<text:line-break/>[ 41.000000 <text:s/>57.000000 <text:s/>83.000000 <text:s/>76.000000 ]<text:line-break/>[ 15.000000 <text:s/>31.000000 <text:s/>33.000000 <text:s/>16.000000 ]<text:line-break/>[ 70.000000 <text:s/>59.000000 <text:s/>82.000000 <text:s/>84.000000 ]<text:line-break/><text:line-break/><text:line-break/>Resultado: <text:line-break/>[ -11.000000 <text:s/>63.000000 <text:s/>-52.000000 <text:s/>-20.000000 ]<text:line-break/>[ 13.000000 <text:s/>-38.000000 <text:s/>8.000000 <text:s/>-3.000000 ]<text:line-break/>[ 11.000000 <text:s/>20.000000 <text:s/>-13.000000 <text:s/>46.000000 ]<text:line-break/>[ -6.000000 <text:s/>41.000000 <text:s/>-33.000000 <text:s/>-66.000000 ]<text:line-break/><text:line-break/><text:line-break/>Tamaño de matriz-&gt; 4 x 4 :<text:line-break/>Tamaño de matriz-&gt; 4 x 4 :<text:line-break/>Multiplicamos<text:line-break/>localhost -&gt; Operación vectorial [x] =<text:line-break/>[ 10.000000 <text:s/>82.000000 <text:s/>39.000000 <text:s/>79.000000 ]<text:line-break/>[ 54.000000 <text:s/>19.000000 <text:s/>91.000000 <text:s/>73.000000 ]<text:line-break/>[ 26.000000 <text:s/>51.000000 <text:s/>20.000000 <text:s/>62.000000 ]<text:line-break/>[ 64.000000 <text:s/>100.000000 <text:s/>49.000000 <text:s/>18.000000 ]<text:line-break/><text:line-break/><text:line-break/>[ 21.000000 <text:s/>19.000000 <text:s/>91.000000 <text:s/>99.000000 ]<text:line-break/>[ 41.000000 <text:s/>57.000000 <text:s/>83.000000 <text:s/>76.000000 ]<text:line-break/>[ 15.000000 <text:s/>31.000000 <text:s/>33.000000 <text:s/>16.000000 ]<text:line-break/>[ 70.000000 <text:s/>59.000000 <text:s/>82.000000 <text:s/>84.000000 ]<text:line-break/><text:line-break/><text:line-break/>Resultado: <text:line-break/>[ 10598.000000 <text:s/>12267.000000 <text:s/>12503.000000 <text:s/>10616.000000 ]<text:line-break/>[ 8604.000000 <text:s/>16730.000000 <text:s/>9232.000000 <text:s/>12609.000000 ]<text:line-break/><text:soft-page-break/>[ 7502.000000 <text:s/>10321.000000 <text:s/>9093.000000 <text:s/>8133.000000 ]<text:line-break/>[ 8466.000000 <text:s/>11447.000000 <text:s/>13458.000000 <text:s/>15718.000000 ]<text:line-break/></text:p>
          </table:table-cell>
        </table:table-row>
      </table:table>
      <text:p text:style-name="P40"><text:span text:style-name="T2"/></text:p>
      <text:p text:style-name="P2"/>
      <text:p text:style-name="P4">6. Matrices : Determinante de una matriz</text:p>
      <text:p text:style-name="P18">Siguiendo con las matrices, probemos a hacer el determinante de una matriz cuadrada.</text:p>
      <text:p text:style-name="P18"/>
      <text:p text:style-name="P18">En calculadora.x , declararemos la función</text:p>
      <table:table table:name="Tabla19" table:style-name="Tabla19">
        <table:table-column table:style-name="Tabla19.A"/>
        <table:table-row table:style-name="TableLine2339120875952">
          <table:table-cell table:style-name="Tabla19.A1" office:value-type="string">
            <text:p text:style-name="P45">double determinanteMatrices(matriz) = 16;</text:p>
          </table:table-cell>
        </table:table-row>
      </table:table>
      <text:p text:style-name="P2"/>
      <text:p text:style-name="P18">Y en el servidor, requeriremos de dos funciones extra, aparte de la cual se llama. Como usamos el método de eliminación de Gauss, tendremos que ir creando matrices dinámicamente:</text:p>
      <text:p text:style-name="P18"/>
      <table:table table:name="Tabla20" table:style-name="Tabla20">
        <table:table-column table:style-name="Tabla20.A"/>
        <table:table-row table:style-name="TableLine2339120874864">
          <table:table-cell table:style-name="Tabla20.A1" office:value-type="string">
            <text:p text:style-name="P21"><text:span text:style-name="T12">double</text:span> <text:span text:style-name="T12">*</text:span></text:p>
            <text:p text:style-name="P22"><text:span text:style-name="T16">determinantematrices_1_svc</text:span>(<text:span text:style-name="T18">matriz</text:span> <text:span text:style-name="T22">arg1</text:span>, <text:span text:style-name="T12">struct</text:span> <text:span text:style-name="T18">svc_req</text:span> <text:span text:style-name="T12">*</text:span><text:span text:style-name="T22">rqstp</text:span>)</text:p>
            <text:p text:style-name="P22">{</text:p>
            <text:p text:style-name="P23"><text:s text:c="8"/><text:span text:style-name="T13">static</text:span><text:span text:style-name="T20"> </text:span><text:span text:style-name="T13">double</text:span><text:span text:style-name="T20"> <text:s/></text:span><text:span text:style-name="T21">result</text:span><text:span text:style-name="T20">;</text:span></text:p>
            <text:p text:style-name="P25"/>
            <text:p text:style-name="P23"><text:s text:c="8"/><text:span text:style-name="T21">result</text:span><text:span text:style-name="T20"> </text:span><text:span text:style-name="T13">=</text:span><text:span text:style-name="T20"> </text:span><text:span text:style-name="T17">determinante</text:span><text:span text:style-name="T20">(</text:span><text:span text:style-name="T23">arg1</text:span><text:span text:style-name="T20">) ;</text:span></text:p>
            <text:p text:style-name="P25"/>
            <text:p text:style-name="P23"><text:s text:c="8"/><text:span text:style-name="T13">return</text:span><text:span text:style-name="T20"> </text:span><text:span text:style-name="T13">&amp;</text:span><text:span text:style-name="T21">result</text:span><text:span text:style-name="T20">;</text:span></text:p>
            <text:p text:style-name="P22">}</text:p>
            <text:p text:style-name="P25"/>
            <text:p text:style-name="P22"><text:span text:style-name="T12">int</text:span> <text:span text:style-name="T16">determinante</text:span>(<text:span text:style-name="T18">matriz</text:span> <text:span text:style-name="T22">arg1</text:span>){</text:p>
            <text:p text:style-name="P25"/>
            <text:p text:style-name="P23"><text:s text:c="4"/><text:span text:style-name="T13">double</text:span><text:span text:style-name="T20"> </text:span><text:span text:style-name="T21">result</text:span><text:span text:style-name="T20"> </text:span><text:span text:style-name="T13">=</text:span><text:span text:style-name="T20"> </text:span><text:span text:style-name="T33">0.0</text:span><text:span text:style-name="T20"> ;</text:span></text:p>
            <text:p text:style-name="P23"><text:s text:c="4"/><text:span text:style-name="T13">int</text:span><text:span text:style-name="T20"> </text:span><text:span text:style-name="T21">orden</text:span><text:span text:style-name="T20"> </text:span><text:span text:style-name="T13">=</text:span><text:span text:style-name="T20"> </text:span><text:span text:style-name="T23">arg1</text:span><text:span text:style-name="T20">.</text:span><text:span text:style-name="T21">matriz_len</text:span><text:span text:style-name="T20">;</text:span></text:p>
            <text:p text:style-name="P25"/>
            <text:p text:style-name="P23"><text:s text:c="8"/><text:span text:style-name="T13">if</text:span><text:span text:style-name="T20">(</text:span><text:span text:style-name="T21">orden</text:span><text:span text:style-name="T20"> </text:span><text:span text:style-name="T13">==</text:span><text:span text:style-name="T20"> </text:span><text:span text:style-name="T33">1</text:span><text:span text:style-name="T20">){</text:span></text:p>
            <text:p text:style-name="P23"><text:s text:c="12"/><text:span text:style-name="T21">result</text:span><text:span text:style-name="T20"> </text:span><text:span text:style-name="T13">=</text:span><text:span text:style-name="T20"> </text:span><text:span text:style-name="T23">arg1</text:span><text:span text:style-name="T20">.</text:span><text:span text:style-name="T21">matriz_val</text:span><text:span text:style-name="T20">[</text:span><text:span text:style-name="T33">0</text:span><text:span text:style-name="T20">].</text:span><text:span text:style-name="T21">secuencia_val</text:span><text:span text:style-name="T20">[</text:span><text:span text:style-name="T33">0</text:span><text:span text:style-name="T20">];</text:span></text:p>
            <text:p text:style-name="P23"><text:s text:c="8"/><text:span text:style-name="T20">}</text:span></text:p>
            <text:p text:style-name="P23"><text:s text:c="8"/><text:span text:style-name="T13">else</text:span><text:span text:style-name="T20">{</text:span></text:p>
            <text:p text:style-name="P23"><text:s text:c="13"/><text:span text:style-name="T13">for</text:span><text:span text:style-name="T20"> (</text:span><text:span text:style-name="T13">int</text:span><text:span text:style-name="T20"> </text:span><text:span text:style-name="T21">j</text:span><text:span text:style-name="T20"> </text:span><text:span text:style-name="T13">=</text:span><text:span text:style-name="T20"> </text:span><text:span text:style-name="T33">0</text:span><text:span text:style-name="T20">; </text:span><text:span text:style-name="T21">j</text:span><text:span text:style-name="T20"> </text:span><text:span text:style-name="T13">&lt;</text:span><text:span text:style-name="T20"> </text:span><text:span text:style-name="T21">orden</text:span><text:span text:style-name="T20">; </text:span><text:span text:style-name="T21">j</text:span><text:span text:style-name="T13">++</text:span><text:span text:style-name="T20">) {</text:span></text:p>
            <text:p text:style-name="P23"><text:s text:c="16"/><text:span text:style-name="T21">result</text:span><text:span text:style-name="T20"> </text:span><text:span text:style-name="T13">=</text:span><text:span text:style-name="T20"> </text:span><text:span text:style-name="T21">result</text:span><text:span text:style-name="T20"> </text:span><text:span text:style-name="T13">+</text:span><text:span text:style-name="T20"> </text:span><text:span text:style-name="T23">arg1</text:span><text:span text:style-name="T20">.</text:span><text:span text:style-name="T21">matriz_val</text:span><text:span text:style-name="T20">[</text:span><text:span text:style-name="T33">0</text:span><text:span text:style-name="T20">].</text:span><text:span text:style-name="T21">secuencia_val</text:span><text:span text:style-name="T20">[</text:span><text:span text:style-name="T21">j</text:span><text:span text:style-name="T20">] </text:span><text:span text:style-name="T13">*</text:span><text:span text:style-name="T20"> </text:span><text:span text:style-name="T17">cofactor</text:span><text:span text:style-name="T20">(arg1, </text:span><text:span text:style-name="T33">0</text:span><text:span text:style-name="T20">, </text:span><text:span text:style-name="T21">j</text:span><text:span text:style-name="T20">);</text:span></text:p>
            <text:p text:style-name="P23"><text:s text:c="12"/><text:span text:style-name="T20">}</text:span></text:p>
            <text:p text:style-name="P23"><text:s text:c="8"/><text:span text:style-name="T20">}</text:span></text:p>
            <text:p text:style-name="P25"/>
            <text:p text:style-name="P23"><text:s text:c="4"/><text:span text:style-name="T13">return</text:span><text:span text:style-name="T20"> </text:span><text:span text:style-name="T21">result</text:span><text:span text:style-name="T20"> ;</text:span></text:p>
            <text:p text:style-name="P22">}</text:p>
            <text:p text:style-name="P23"><text:s/></text:p>
            <text:p text:style-name="P23"><text:s/></text:p>
            <text:p text:style-name="P22"><text:span text:style-name="T12">int</text:span> <text:span text:style-name="T16">cofactor</text:span>(<text:span text:style-name="T18">matriz</text:span> <text:span text:style-name="T22">input</text:span>, <text:span text:style-name="T12">int</text:span> <text:span text:style-name="T22">fila</text:span>, <text:span text:style-name="T12">int</text:span> <text:span text:style-name="T22">columna</text:span>)</text:p>
            <text:p text:style-name="P22"><text:soft-page-break/>{</text:p>
            <text:p text:style-name="P23"><text:s text:c="3"/><text:span text:style-name="T19">matriz</text:span><text:span text:style-name="T20"> </text:span><text:span text:style-name="T21">submatriz</text:span><text:span text:style-name="T20">;</text:span></text:p>
            <text:p text:style-name="P23"><text:s text:c="3"/><text:span text:style-name="T13">int</text:span><text:span text:style-name="T20"> </text:span><text:span text:style-name="T21">orden</text:span><text:span text:style-name="T20"> </text:span><text:span text:style-name="T13">=</text:span><text:span text:style-name="T20"> </text:span><text:span text:style-name="T23">input</text:span><text:span text:style-name="T20">.</text:span><text:span text:style-name="T21">matriz_len</text:span><text:span text:style-name="T20">;</text:span></text:p>
            <text:p text:style-name="P23"><text:s text:c="3"/><text:span text:style-name="T13">int</text:span><text:span text:style-name="T20"> </text:span><text:span text:style-name="T21">n</text:span><text:span text:style-name="T20"> </text:span><text:span text:style-name="T13">=</text:span><text:span text:style-name="T20"> </text:span><text:span text:style-name="T21">orden</text:span><text:span text:style-name="T20"> </text:span><text:span text:style-name="T13">-</text:span><text:span text:style-name="T20"> </text:span><text:span text:style-name="T33">1</text:span><text:span text:style-name="T20">;</text:span></text:p>
            <text:p text:style-name="P23"><text:s text:c="3"/><text:span text:style-name="T13">int</text:span><text:span text:style-name="T20"> </text:span><text:span text:style-name="T21">i</text:span><text:span text:style-name="T20">, </text:span><text:span text:style-name="T21">j</text:span><text:span text:style-name="T20">;</text:span></text:p>
            <text:p text:style-name="P42"/>
            <text:p text:style-name="P23"><text:s text:c="8"/><text:span text:style-name="T21">submatriz</text:span><text:span text:style-name="T20">.</text:span><text:span text:style-name="T21">matriz_len</text:span><text:span text:style-name="T20"> </text:span><text:span text:style-name="T13">=</text:span><text:span text:style-name="T20"> </text:span><text:span text:style-name="T21">n</text:span><text:span text:style-name="T20">;</text:span></text:p>
            <text:p text:style-name="P23"><text:s text:c="8"/><text:span text:style-name="T21">submatriz</text:span><text:span text:style-name="T20">.</text:span><text:span text:style-name="T21">matriz_val</text:span><text:span text:style-name="T20"> </text:span><text:span text:style-name="T13">=</text:span><text:span text:style-name="T20"> </text:span><text:span text:style-name="T17">malloc</text:span><text:span text:style-name="T20">(</text:span><text:span text:style-name="T21">n</text:span><text:span text:style-name="T20"> </text:span><text:span text:style-name="T13">*</text:span><text:span text:style-name="T20"> </text:span><text:span text:style-name="T13">sizeof</text:span><text:span text:style-name="T20">(</text:span><text:span text:style-name="T19">secuencia</text:span><text:span text:style-name="T20">)) ;</text:span></text:p>
            <text:p text:style-name="P25"/>
            <text:p text:style-name="P23"><text:s text:c="8"/><text:span text:style-name="T13">for</text:span><text:span text:style-name="T20"> (</text:span><text:span text:style-name="T19">size_t</text:span><text:span text:style-name="T20"> </text:span><text:span text:style-name="T21">i</text:span><text:span text:style-name="T20"> </text:span><text:span text:style-name="T13">=</text:span><text:span text:style-name="T20"> </text:span><text:span text:style-name="T33">0</text:span><text:span text:style-name="T20">; </text:span><text:span text:style-name="T21">i</text:span><text:span text:style-name="T20"> </text:span><text:span text:style-name="T13">&lt;</text:span><text:span text:style-name="T20"> </text:span><text:span text:style-name="T21">n</text:span><text:span text:style-name="T20">; </text:span><text:span text:style-name="T21">i</text:span><text:span text:style-name="T13">++</text:span><text:span text:style-name="T20">)</text:span></text:p>
            <text:p text:style-name="P23"><text:s text:c="8"/><text:span text:style-name="T20">{ <text:s text:c="2"/></text:span></text:p>
            <text:p text:style-name="P23"><text:s text:c="12"/><text:span text:style-name="T19">secuencia</text:span><text:span text:style-name="T20"> </text:span><text:span text:style-name="T21">fila</text:span><text:span text:style-name="T20">;</text:span></text:p>
            <text:p text:style-name="P23"><text:s text:c="12"/><text:span text:style-name="T21">fila</text:span><text:span text:style-name="T20">.</text:span><text:span text:style-name="T21">secuencia_len</text:span><text:span text:style-name="T20"> </text:span><text:span text:style-name="T13">=</text:span><text:span text:style-name="T20"> </text:span><text:span text:style-name="T21">n</text:span><text:span text:style-name="T20"> ;</text:span></text:p>
            <text:p text:style-name="P23"><text:s text:c="12"/><text:span text:style-name="T21">fila</text:span><text:span text:style-name="T20">.</text:span><text:span text:style-name="T21">secuencia_val</text:span><text:span text:style-name="T20"> </text:span><text:span text:style-name="T13">=</text:span><text:span text:style-name="T20"> </text:span><text:span text:style-name="T17">malloc</text:span><text:span text:style-name="T20">(</text:span><text:span text:style-name="T21">n</text:span><text:span text:style-name="T20"> </text:span><text:span text:style-name="T13">*</text:span><text:span text:style-name="T20"> </text:span><text:span text:style-name="T13">sizeof</text:span><text:span text:style-name="T20">(</text:span><text:span text:style-name="T13">double</text:span><text:span text:style-name="T20">));</text:span></text:p>
            <text:p text:style-name="P23"><text:s text:c="12"/><text:span text:style-name="T21">submatriz</text:span><text:span text:style-name="T20">.</text:span><text:span text:style-name="T21">matriz_val</text:span><text:span text:style-name="T20">[</text:span><text:span text:style-name="T21">i</text:span><text:span text:style-name="T20">] </text:span><text:span text:style-name="T13">=</text:span><text:span text:style-name="T20"> </text:span><text:span text:style-name="T21">fila</text:span><text:span text:style-name="T20"> ; <text:s text:c="3"/></text:span></text:p>
            <text:p text:style-name="P23"><text:s text:c="8"/><text:span text:style-name="T20">}</text:span></text:p>
            <text:p text:style-name="P23"><text:s text:c="3"/></text:p>
            <text:p text:style-name="P23"><text:s text:c="3"/><text:span text:style-name="T13">int</text:span><text:span text:style-name="T20"> </text:span><text:span text:style-name="T21">x</text:span><text:span text:style-name="T20"> </text:span><text:span text:style-name="T13">=</text:span><text:span text:style-name="T20"> </text:span><text:span text:style-name="T33">0</text:span><text:span text:style-name="T20">;</text:span></text:p>
            <text:p text:style-name="P23"><text:s text:c="3"/><text:span text:style-name="T13">int</text:span><text:span text:style-name="T20"> </text:span><text:span text:style-name="T21">y</text:span><text:span text:style-name="T20"> </text:span><text:span text:style-name="T13">=</text:span><text:span text:style-name="T20"> </text:span><text:span text:style-name="T33">0</text:span><text:span text:style-name="T20">;</text:span></text:p>
            <text:p text:style-name="P23"><text:s text:c="3"/><text:span text:style-name="T13">for</text:span><text:span text:style-name="T20"> (</text:span><text:span text:style-name="T21">i</text:span><text:span text:style-name="T20"> </text:span><text:span text:style-name="T13">=</text:span><text:span text:style-name="T20"> </text:span><text:span text:style-name="T33">0</text:span><text:span text:style-name="T20">; </text:span><text:span text:style-name="T21">i</text:span><text:span text:style-name="T20"> </text:span><text:span text:style-name="T13">&lt;</text:span><text:span text:style-name="T20"> </text:span><text:span text:style-name="T21">orden</text:span><text:span text:style-name="T20">; </text:span><text:span text:style-name="T21">i</text:span><text:span text:style-name="T13">++</text:span><text:span text:style-name="T20">) {</text:span></text:p>
            <text:p text:style-name="P23"><text:s text:c="6"/><text:span text:style-name="T13">for</text:span><text:span text:style-name="T20"> (</text:span><text:span text:style-name="T21">j</text:span><text:span text:style-name="T20"> </text:span><text:span text:style-name="T13">=</text:span><text:span text:style-name="T20"> </text:span><text:span text:style-name="T33">0</text:span><text:span text:style-name="T20">; </text:span><text:span text:style-name="T21">j</text:span><text:span text:style-name="T20"> </text:span><text:span text:style-name="T13">&lt;</text:span><text:span text:style-name="T20"> </text:span><text:span text:style-name="T21">orden</text:span><text:span text:style-name="T20">; </text:span><text:span text:style-name="T21">j</text:span><text:span text:style-name="T13">++</text:span><text:span text:style-name="T20">) {</text:span></text:p>
            <text:p text:style-name="P23"><text:s text:c="9"/><text:span text:style-name="T13">if</text:span><text:span text:style-name="T20"> (</text:span><text:span text:style-name="T21">i</text:span><text:span text:style-name="T20"> </text:span><text:span text:style-name="T13">!=</text:span><text:span text:style-name="T20"> </text:span><text:span text:style-name="T23">fila</text:span><text:span text:style-name="T20"> </text:span><text:span text:style-name="T13">&amp;&amp;</text:span><text:span text:style-name="T20"> </text:span><text:span text:style-name="T21">j</text:span><text:span text:style-name="T20"> </text:span><text:span text:style-name="T13">!=</text:span><text:span text:style-name="T20"> </text:span><text:span text:style-name="T23">columna</text:span><text:span text:style-name="T20">) {</text:span></text:p>
            <text:p text:style-name="P23"><text:s text:c="12"/><text:span text:style-name="T21">submatriz</text:span><text:span text:style-name="T20">.</text:span><text:span text:style-name="T21">matriz_val</text:span><text:span text:style-name="T20">[</text:span><text:span text:style-name="T21">x</text:span><text:span text:style-name="T20">].</text:span><text:span text:style-name="T21">secuencia_val</text:span><text:span text:style-name="T20">[</text:span><text:span text:style-name="T21">y</text:span><text:span text:style-name="T20">] </text:span><text:span text:style-name="T13">=</text:span><text:span text:style-name="T20"> input.</text:span><text:span text:style-name="T21">matriz_val</text:span><text:span text:style-name="T20">[</text:span><text:span text:style-name="T21">i</text:span><text:span text:style-name="T20">].</text:span><text:span text:style-name="T21">secuencia_val</text:span><text:span text:style-name="T20">[</text:span><text:span text:style-name="T21">j</text:span><text:span text:style-name="T20">];</text:span></text:p>
            <text:p text:style-name="P23"><text:s text:c="12"/><text:span text:style-name="T21">y</text:span><text:span text:style-name="T13">++</text:span><text:span text:style-name="T20">;</text:span></text:p>
            <text:p text:style-name="P23"><text:s text:c="12"/><text:span text:style-name="T13">if</text:span><text:span text:style-name="T20"> (</text:span><text:span text:style-name="T21">y</text:span><text:span text:style-name="T20"> </text:span><text:span text:style-name="T13">&gt;=</text:span><text:span text:style-name="T20"> </text:span><text:span text:style-name="T21">n</text:span><text:span text:style-name="T20">) {</text:span></text:p>
            <text:p text:style-name="P23"><text:s text:c="15"/><text:span text:style-name="T21">x</text:span><text:span text:style-name="T13">++</text:span><text:span text:style-name="T20">;</text:span></text:p>
            <text:p text:style-name="P23"><text:s text:c="15"/><text:span text:style-name="T21">y</text:span><text:span text:style-name="T20"> </text:span><text:span text:style-name="T13">=</text:span><text:span text:style-name="T20"> </text:span><text:span text:style-name="T33">0</text:span><text:span text:style-name="T20">;</text:span></text:p>
            <text:p text:style-name="P23"><text:s text:c="12"/><text:span text:style-name="T20">}</text:span></text:p>
            <text:p text:style-name="P23"><text:s text:c="9"/><text:span text:style-name="T20">}</text:span></text:p>
            <text:p text:style-name="P23"><text:s text:c="6"/><text:span text:style-name="T20">}</text:span></text:p>
            <text:p text:style-name="P23"><text:s text:c="3"/><text:span text:style-name="T20">}</text:span></text:p>
            <text:p text:style-name="P23"><text:s text:c="3"/></text:p>
            <text:p text:style-name="P23"><text:s text:c="3"/><text:span text:style-name="T13">return</text:span><text:span text:style-name="T20"> </text:span><text:span text:style-name="T17">pow</text:span><text:span text:style-name="T20">(</text:span><text:span text:style-name="T13">-</text:span><text:span text:style-name="T33">1.0</text:span><text:span text:style-name="T20">, </text:span><text:span text:style-name="T23">fila</text:span><text:span text:style-name="T20"> </text:span><text:span text:style-name="T13">+</text:span><text:span text:style-name="T20"> </text:span><text:span text:style-name="T23">columna</text:span><text:span text:style-name="T20">) </text:span><text:span text:style-name="T13">*</text:span><text:span text:style-name="T20"> </text:span><text:span text:style-name="T17">determinante</text:span><text:span text:style-name="T20">(</text:span><text:span text:style-name="T21">submatriz</text:span><text:span text:style-name="T20">);</text:span></text:p>
            <text:p text:style-name="P22">}</text:p>
            <text:p text:style-name="P47"/>
          </table:table-cell>
        </table:table-row>
      </table:table>
      <text:p text:style-name="P2"/>
      <text:p text:style-name="P19"><text:span text:style-name="T39">En el cliente, </text:span><text:span text:style-name="T40">sólo tenemos que usar la orden </text:span><text:span text:style-name="T26">&lt;Programa&gt;</text:span><text:span text:style-name="T25"> &lt;Host_server&gt; -dm &lt;Archivo_matriz&gt;</text:span></text:p>
      <text:p text:style-name="P18"/>
      <text:p text:style-name="P18"/>
      <text:p text:style-name="P18"/>
      <text:p text:style-name="P18"/>
      <text:p text:style-name="P18"/>
      <text:p text:style-name="P18"/>
      <text:p text:style-name="P20"><text:soft-page-break/>Al hacer los tests:</text:p>
      <text:p text:style-name="P20"/>
      <table:table table:name="Tabla21" table:style-name="Tabla21">
        <table:table-column table:style-name="Tabla21.A" table:number-columns-repeated="2"/>
        <table:table-row table:style-name="TableLine2339120877312">
          <table:table-cell table:style-name="Tabla21.A1" office:value-type="string">
            <text:p text:style-name="P27">./bin/cliente localhost -dm ./input_files/matriz1.txt</text:p>
            <text:p text:style-name="P28">./bin/cliente localhost -dm ./input_files/matriz2.txt</text:p>
            <text:p text:style-name="P52"/>
          </table:table-cell>
          <table:table-cell table:style-name="Tabla21.B1" office:value-type="string">
            <text:p text:style-name="P52">Tamaño de matriz-&gt; 4 x 4 :<text:line-break/><text:line-break/>localhost -&gt; Determinante = -17345874.000000 <text:line-break/>Tamaño de matriz-&gt; 4 x 4 :<text:line-break/><text:line-break/>localhost -&gt; Determinante = -923660.000000 </text:p>
          </table:table-cell>
        </table:table-row>
      </table:table>
      <text:p text:style-name="P2"/>
      <text:p text:style-name="P6"><text:span text:style-name="T40">7</text:span>. <text:span text:style-name="T40">Conclusiones</text:span></text:p>
      <text:p text:style-name="P6"/>
      <text:p text:style-name="P35">La llamada a procedimiento remoto podría permitir realizar tareas complejas que podrían requerir procesadores potentes usando un PC cualquiera como cliente. En el caso de <text:span text:style-name="T41">esta</text:span> calculadora, <text:span text:style-name="T41">si quisiéramos hacer operaciones con matrices gigantes desde el propio PC, tal vez podría tardar mucho. Pero… ¿y si el servidor es un nodo de cómputo o un superordenador? ¿Y si distribuimos el cálculo entre varios servidores? Gracias a los RPC podríamos tener los resultados de forma sencila y posiblemente transparente al usuario.</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Courier New', monospace"/>
    <style:font-face style:name="Arial1" svg:font-family="Arial" style:font-family-generic="swiss"/>
    <style:font-face style:name="Cascadia Code Light" svg:font-family="'Cascadia Code Light'" style:font-adornments="Light" style:font-family-generic="modern" style:font-pitch="fixed"/>
    <style:font-face style:name="Liberation Serif" svg:font-family="'Liberation Serif'" style:font-family-generic="roman" style:font-pitch="variable"/>
    <style:font-face style:name="Fira Sans Light" svg:font-family="'Fira Sans Light'" style:font-family-generic="swiss" style:font-pitch="variable"/>
    <style:font-face style:name="Fira Sans Light1" svg:font-family="'Fira Sans Light'" style:font-adornments="Regular"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Fira Sans Light" fo:font-size="10pt" officeooo:rsid="0010a63f" officeooo:paragraph-rsid="0010a63f"/>
    </style:style>
    <style:style style:name="MT1" style:family="text">
      <style:text-properties fo:color="#ffffff" loext:opacity="100%" fo:background-color="#00a933" loext:char-shading-value="0"/>
    </style:style>
    <style:style style:name="MT2" style:family="text">
      <style:text-properties style:font-name="Fira Sans Ligh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text:s/>Desarrollo de Sistemas Distribuidos <text:s/></text:span><text:tab/><text:tab/>Iván Valero Rodríguez</text:p>
      </style:header>
      <style:footer>
        <text:p text:style-name="Footer"><text:tab/><text:tab/><text:span text:style-name="MT2"><text:page-number text:select-page="current">1</text:page-number></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23T19:38:03.023000000</meta:creation-date>
    <dc:date>2021-03-24T14:43:09.993000000</dc:date>
    <meta:editing-duration>PT23M19S</meta:editing-duration>
    <meta:editing-cycles>3</meta:editing-cycles>
    <meta:generator>LibreOffice/7.0.3.1$Windows_X86_64 LibreOffice_project/d7547858d014d4cf69878db179d326fc3483e082</meta:generator>
    <meta:document-statistic meta:table-count="21" meta:image-count="0" meta:object-count="2" meta:page-count="15" meta:paragraph-count="340" meta:word-count="2648" meta:character-count="20131" meta:non-whitespace-character-count="16144"/>
  </office:meta>
</office:document-meta>
</file>

<file path=Object 1/content.xml><?xml version="1.0" encoding="utf-8"?>
<math xmlns="http://www.w3.org/1998/Math/MathML" display="block">
  <semantics>
    <mrow>
      <mi>x</mi>
      <mo stretchy="false">=</mo>
      <mfrac>
        <mrow>
          <mrow>
            <mo stretchy="false">−</mo>
            <mi>b</mi>
          </mrow>
          <mo stretchy="false">±</mo>
          <msqrt>
            <mrow>
              <mrow>
                <msup>
                  <mi>b</mi>
                  <mn>2</mn>
                </msup>
                <mo stretchy="false">−</mo>
                <mn>4</mn>
              </mrow>
              <mi mathvariant="italic">ac</mi>
            </mrow>
          </msqrt>
        </mrow>
        <mrow>
          <mn>2</mn>
          <mi>a</mi>
        </mrow>
      </mfrac>
    </mrow>
    <annotation encoding="StarMath 5.0">x = {-b +-sqrt{b^2 - 4ac} } over {2a} </annotation>
  </semantics>
</math>
</file>

<file path=Object 2/content.xml><?xml version="1.0" encoding="utf-8"?>
<math xmlns="http://www.w3.org/1998/Math/MathML" display="block">
  <semantics>
    <mrow>
      <mi>x</mi>
      <mo stretchy="false">=</mo>
      <mfrac>
        <mrow>
          <mo stretchy="false">−</mo>
          <mi>c</mi>
        </mrow>
        <mi>b</mi>
      </mfrac>
    </mrow>
    <annotation encoding="StarMath 5.0">x = {-c} over {b} </annotation>
  </semantics>
</math>
</file>